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73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5.29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24.09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3.76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33.16mm"/>
    </style:style>
    <style:style style:name="co19" style:family="table-column">
      <style:table-column-properties fo:break-before="auto" style:column-width="57.04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69.87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3.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4.18mm" fo:break-before="auto" style:use-optimal-row-height="false"/>
    </style:style>
    <style:style style:name="ro8" style:family="table-row">
      <style:table-row-properties style:row-height="5.72mm" fo:break-before="auto" style:use-optimal-row-height="true"/>
    </style:style>
    <style:style style:name="ro9" style:family="table-row">
      <style:table-row-properties style:row-height="3.97mm" fo:break-before="auto" style:use-optimal-row-height="false"/>
    </style:style>
    <style:style style:name="ro10" style:family="table-row">
      <style:table-row-properties style:row-height="2.65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order-bottom="0.74pt dotte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1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2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一般_5f_WESRB001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font-name-complex="Times New Roman" style:font-size-asian="8pt" style:font-size-complex="8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4" table:default-cell-style-name="ce16"/>
        <table:table-column table:style-name="co5" table:number-columns-repeated="8" table:default-cell-style-name="ce16"/>
        <table:table-column table:style-name="co6" table:default-cell-style-name="ce15"/>
        <table:table-column table:style-name="co7" table:default-cell-style-name="ce16"/>
        <table:table-column table:style-name="co8" table:default-cell-style-name="ce16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9年(西元1990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/>
            <table:table-cell table:style-name="ce43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" calcext:value-type="float">
              <text:p>1</text:p>
            </table:table-cell>
            <table:table-cell table:style-name="ce44" office:value-type="float" office:value="2" calcext:value-type="float">
              <text:p>2</text:p>
            </table:table-cell>
            <table:table-cell table:style-name="ce44" office:value-type="float" office:value="3" calcext:value-type="float">
              <text:p>3</text:p>
            </table:table-cell>
            <table:table-cell table:style-name="ce44" office:value-type="float" office:value="4" calcext:value-type="float">
              <text:p>4</text:p>
            </table:table-cell>
            <table:table-cell table:style-name="ce44" office:value-type="float" office:value="5" calcext:value-type="float">
              <text:p>5</text:p>
            </table:table-cell>
            <table:table-cell table:style-name="ce44" office:value-type="float" office:value="6" calcext:value-type="float">
              <text:p>6</text:p>
            </table:table-cell>
            <table:table-cell table:style-name="ce44" office:value-type="float" office:value="7" calcext:value-type="float">
              <text:p>7</text:p>
            </table:table-cell>
            <table:table-cell table:style-name="ce44" office:value-type="float" office:value="8" calcext:value-type="float">
              <text:p>8</text:p>
            </table:table-cell>
            <table:table-cell table:style-name="ce44" office:value-type="float" office:value="9" calcext:value-type="float">
              <text:p>9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煤及煤產品</text:p>
            </table:table-cell>
            <table:table-cell table:style-name="ce45" office:value-type="string" calcext:value-type="string">
              <text:p>煙煤-煉焦煤</text:p>
            </table:table-cell>
            <table:table-cell table:style-name="ce45" office:value-type="string" calcext:value-type="string">
              <text:p>煙煤-燃料煤</text:p>
            </table:table-cell>
            <table:table-cell table:style-name="ce45" office:value-type="string" calcext:value-type="string">
              <text:p>無煙煤</text:p>
            </table:table-cell>
            <table:table-cell table:style-name="ce45" office:value-type="string" calcext:value-type="string">
              <text:p>亞煙煤</text:p>
            </table:table-cell>
            <table:table-cell table:style-name="ce45" office:value-type="string" calcext:value-type="string">
              <text:p>褐煤</text:p>
            </table:table-cell>
            <table:table-cell table:style-name="ce45" office:value-type="string" calcext:value-type="string">
              <text:p>泥煤</text:p>
            </table:table-cell>
            <table:table-cell table:style-name="ce45" office:value-type="string" calcext:value-type="string">
              <text:p>焦炭</text:p>
            </table:table-cell>
            <table:table-cell table:style-name="ce45" office:value-type="string" calcext:value-type="string">
              <text:p>煤球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al and Coal</text:p>
            </table:table-cell>
            <table:table-cell table:number-columns-repeated="2" table:style-name="ce46" office:value-type="string" calcext:value-type="string">
              <text:p>Bituminous Coal-</text:p>
            </table:table-cell>
            <table:table-cell table:style-name="ce46" office:value-type="string" calcext:value-type="string">
              <text:p>Anthracite</text:p>
            </table:table-cell>
            <table:table-cell table:style-name="ce46" office:value-type="string" calcext:value-type="string">
              <text:p>Sub-bituminous</text:p>
            </table:table-cell>
            <table:table-cell table:style-name="ce46" office:value-type="string" calcext:value-type="string">
              <text:p>Lignite</text:p>
            </table:table-cell>
            <table:table-cell table:style-name="ce46" office:value-type="string" calcext:value-type="string">
              <text:p>Peat</text:p>
            </table:table-cell>
            <table:table-cell table:style-name="ce46" office:value-type="string" calcext:value-type="string">
              <text:p>Coke Oven Coke</text:p>
            </table:table-cell>
            <table:table-cell table:style-name="ce46" office:value-type="string" calcext:value-type="string">
              <text:p>Patent Fuel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Products Total</text:p>
            </table:table-cell>
            <table:table-cell table:style-name="ce46" office:value-type="string" calcext:value-type="string">
              <text:p>Coking Coal</text:p>
            </table:table-cell>
            <table:table-cell table:style-name="ce46" office:value-type="string" calcext:value-type="string">
              <text:p>Steam Coal</text:p>
            </table:table-cell>
            <table:table-cell table:style-name="ce46"/>
            <table:table-cell table:style-name="ce46" office:value-type="string" calcext:value-type="string">
              <text:p>Coal</text:p>
            </table:table-cell>
            <table:table-cell table:style-name="ce46" table:number-columns-repeated="4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秉油當量)</text:p>
            </table:table-cell>
            <table:table-cell table:number-columns-repeated="8" table:style-name="ce45" office:value-type="string" calcext:value-type="string">
              <text:p>(公噸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number-columns-repeated="3"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MT) </text:p>
            </table:table-cell>
            <table:table-cell table:number-columns-repeated="4" table:style-name="ce47" office:value-type="string" calcext:value-type="string">
              <text:p>(MT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2-C12</text:p>
            </table:table-cell>
            <table:table-cell table:style-name="ce48" table:number-columns-repeated="8"/>
            <table:table-cell table:style-name="ce27"/>
            <table:table-cell table:style-name="ce59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308930.499999691" calcext:value-type="float">
            <text:p><text:s/>308,930 <text:s/></text:p>
          </table:table-cell>
          <table:table-cell table:style-name="ce49" office:value-type="float" office:value="3014.6034274911" calcext:value-type="float">
            <text:p><text:s/>3,015 <text:s/></text:p>
          </table:table-cell>
          <table:table-cell table:style-name="ce49" office:value-type="float" office:value="469035.396572037" calcext:value-type="float">
            <text:p><text:s/>469,035 <text:s/></text:p>
          </table:table-cell>
          <table:table-cell table:number-columns-repeated="6" table:style-name="ce49" office:value-type="float" office:value="0" calcext:value-type="float">
            <text:p/>
          </table:table-cell>
          <table:table-cell table:style-name="ce14"/>
          <table:table-cell table:style-name="ce43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12623465.5044444" calcext:value-type="float">
            <text:p><text:s/>12,623,466 <text:s/></text:p>
          </table:table-cell>
          <table:table-cell table:style-name="ce50" office:value-type="float" office:value="4236740" calcext:value-type="float">
            <text:p><text:s/>4,236,740 <text:s/></text:p>
          </table:table-cell>
          <table:table-cell table:style-name="ce50" office:value-type="float" office:value="14230608" calcext:value-type="float">
            <text:p><text:s/>14,230,608 <text:s/></text:p>
          </table:table-cell>
          <table:table-cell table:style-name="ce50" office:value-type="float" office:value="58573" calcext:value-type="float">
            <text:p><text:s/>58,57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4379" calcext:value-type="float">
            <text:p><text:s/>164,37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19075" calcext:value-type="float">
            <text:p><text:s/>19,07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24525" calcext:value-type="float">
            <text:p><text:s/>24,52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1160047.27044414" calcext:value-type="float">
            <text:p><text:s/>1,160,047 <text:s/></text:p>
          </table:table-cell>
          <table:table-cell table:style-name="ce50" office:value-type="float" office:value="90387.6034274911" calcext:value-type="float">
            <text:p><text:s/>90,388 <text:s/></text:p>
          </table:table-cell>
          <table:table-cell table:style-name="ce50" office:value-type="float" office:value="1678731.39657204" calcext:value-type="float">
            <text:p><text:s/>1,678,73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6734.832" calcext:value-type="float">
            <text:p><text:s/>36,73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11753273.734" calcext:value-type="float">
            <text:p><text:s/>11,753,274 <text:s/></text:p>
          </table:table-cell>
          <table:table-cell table:style-name="ce51" office:value-type="float" office:value="4149367" calcext:value-type="float">
            <text:p><text:s/>4,149,367 <text:s/></text:p>
          </table:table-cell>
          <table:table-cell table:style-name="ce51" office:value-type="float" office:value="13020912" calcext:value-type="float">
            <text:p><text:s/>13,020,912 <text:s/></text:p>
          </table:table-cell>
          <table:table-cell table:style-name="ce51" office:value-type="float" office:value="58573" calcext:value-type="float">
            <text:p><text:s/>58,573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03119.168" calcext:value-type="float">
            <text:p><text:s/>103,119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0.000000000039213" calcext:value-type="float">
            <text:p><text:s/>0 <text:s/></text:p>
          </table:table-cell>
          <table:table-cell table:number-columns-repeated="8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11276988.6899859" calcext:value-type="float">
            <text:p><text:s/>11,276,989 <text:s/></text:p>
          </table:table-cell>
          <table:table-cell table:style-name="ce50" office:value-type="float" office:value="4149367" calcext:value-type="float">
            <text:p><text:s/>4,149,367 <text:s/></text:p>
          </table:table-cell>
          <table:table-cell table:style-name="ce50" office:value-type="float" office:value="8806010.02694929" calcext:value-type="float">
            <text:p><text:s/>8,806,01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605646.152" calcext:value-type="float">
            <text:p><text:s/>2,605,64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3155948.75333333" calcext:value-type="float">
            <text:p><text:s/>3,155,949 <text:s/></text:p>
          </table:table-cell>
          <table:table-cell table:style-name="ce50" office:value-type="float" office:value="4149367" calcext:value-type="float">
            <text:p><text:s/>4,149,36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538" calcext:value-type="float">
            <text:p><text:s/>3,53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style-name="ce50" office:value-type="float" office:value="2122613.83044444" calcext:value-type="float">
            <text:p><text:s/>2,122,61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0127" calcext:value-type="float">
            <text:p><text:s/>130,12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602108.152" calcext:value-type="float">
            <text:p><text:s/>2,602,10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5050299.37" calcext:value-type="float">
            <text:p><text:s/>5,050,29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964170" calcext:value-type="float">
            <text:p><text:s/>7,964,17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948126.73620812" calcext:value-type="float">
            <text:p><text:s/>948,127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711713.02694929" calcext:value-type="float">
            <text:p><text:s/>711,713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3949640.695" calcext:value-type="float">
            <text:p><text:s/>3,949,64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3095889" calcext:value-type="float">
            <text:p><text:s/>3,095,88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3949640.695" calcext:value-type="float">
            <text:p><text:s/>3,949,64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3095889" calcext:value-type="float">
            <text:p><text:s/>3,095,88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585634.887666667" calcext:value-type="float">
            <text:p><text:s/>585,63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585" calcext:value-type="float">
            <text:p><text:s/>1,58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213" calcext:value-type="float">
            <text:p><text:s/>2,21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style-name="ce50" office:value-type="float" office:value="393.975555555556" calcext:value-type="float">
            <text:p><text:s/>39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02" calcext:value-type="float">
            <text:p><text:s/>60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290569.525777778" calcext:value-type="float">
            <text:p><text:s/>290,57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83" calcext:value-type="float">
            <text:p><text:s/>98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213" calcext:value-type="float">
            <text:p><text:s/>2,21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294671.386333333" calcext:value-type="float">
            <text:p><text:s/>294,671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22138.767" calcext:value-type="float">
            <text:p><text:s/>22,139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52" office:value-type="float" office:value="2100.168" calcext:value-type="float">
            <text:p><text:s/>2,100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3818152.08434744" calcext:value-type="float">
            <text:p><text:s/>3,818,152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4213316.97305071" calcext:value-type="float">
            <text:p><text:s/>4,213,317 <text:s/></text:p>
          </table:table-cell>
          <table:table-cell table:style-name="ce52" office:value-type="float" office:value="58573" calcext:value-type="float">
            <text:p><text:s/>58,573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589048.848" calcext:value-type="float">
            <text:p><text:s/>589,049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3663169.16212521" calcext:value-type="float">
            <text:p><text:s/>3,663,169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4213316.97305071" calcext:value-type="float">
            <text:p><text:s/>4,213,317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449194.848" calcext:value-type="float">
            <text:p><text:s/>449,195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3656835.44879188" calcext:value-type="float">
            <text:p><text:s/>3,656,83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203638.97305071" calcext:value-type="float">
            <text:p><text:s/>4,203,63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49194.848" calcext:value-type="float">
            <text:p><text:s/>449,19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6265.65111111111" calcext:value-type="float">
            <text:p><text:s/>6,26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574" calcext:value-type="float">
            <text:p><text:s/>9,57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160.338888888889" calcext:value-type="float">
            <text:p><text:s/>16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45" calcext:value-type="float">
            <text:p><text:s/>24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32309.6990398791" calcext:value-type="float">
            <text:p><text:s/>32,31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8026.8258814" calcext:value-type="float">
            <text:p><text:s/>48,02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197015.026416755" calcext:value-type="float">
            <text:p><text:s/>197,01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92070.24140638" calcext:value-type="float">
            <text:p><text:s/>292,07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691164.245226513" calcext:value-type="float">
            <text:p><text:s/>691,16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24172.90576293" calcext:value-type="float">
            <text:p><text:s/>1,024,17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106910.334950763" calcext:value-type="float">
            <text:p><text:s/>106,91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58255.4300258" calcext:value-type="float">
            <text:p><text:s/>158,25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36617.8133333333" calcext:value-type="float">
            <text:p>( 36,618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54204" calcext:value-type="float">
            <text:p>( 54,204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70292.5216174293" calcext:value-type="float">
            <text:p>( 70,293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104051.4300258" calcext:value-type="float">
            <text:p>( 104,051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271894.309027936" calcext:value-type="float">
            <text:p><text:s/>271,89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02648.0659953" calcext:value-type="float">
            <text:p><text:s/>402,64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307163.460136703" calcext:value-type="float">
            <text:p><text:s/>307,16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55351.40974183" calcext:value-type="float">
            <text:p><text:s/>455,35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5196.14111111111" calcext:value-type="float">
            <text:p><text:s/>5,196 <text:s/></text:p>
          </table:table-cell>
          <table:table-cell table:style-name="ce54" office:value-type="float" office:value="0" calcext:value-type="float">
            <text:p/>
          </table:table-cell>
          <table:table-cell table:style-name="ce54" office:value-type="float" office:value="7918" calcext:value-type="float">
            <text:p><text:s/>7,918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522.901111111111" calcext:value-type="float">
            <text:p><text:s/>52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99" calcext:value-type="float">
            <text:p><text:s/>79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910793.49888889" calcext:value-type="float">
            <text:p><text:s/>1,910,79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826650" calcext:value-type="float">
            <text:p><text:s/>2,826,65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123" calcext:value-type="float">
            <text:p><text:s/>4,12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1652598.27666667" calcext:value-type="float">
            <text:p><text:s/>1,652,59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448849" calcext:value-type="float">
            <text:p><text:s/>2,448,84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258195.222222222" calcext:value-type="float">
            <text:p><text:s/>258,19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77801" calcext:value-type="float">
            <text:p><text:s/>377,80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123" calcext:value-type="float">
            <text:p><text:s/>4,12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215.444444444444" calcext:value-type="float">
            <text:p>( 215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53" office:value-type="float" office:value="277" calcext:value-type="float">
            <text:p>( 277 <text:s/>)</text:p>
          </table:table-cell>
          <table:table-cell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9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811231.240330955" calcext:value-type="float">
            <text:p><text:s/>811,23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034" calcext:value-type="float">
            <text:p><text:s/>2,03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35648.848" calcext:value-type="float">
            <text:p><text:s/>435,64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807846.351442067" calcext:value-type="float">
            <text:p><text:s/>807,84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034" calcext:value-type="float">
            <text:p><text:s/>2,03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31296.848" calcext:value-type="float">
            <text:p><text:s/>431,29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3384.88888888889" calcext:value-type="float">
            <text:p><text:s/>3,38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4352" calcext:value-type="float">
            <text:p><text:s/>4,35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6009.40333333333" calcext:value-type="float">
            <text:p><text:s/>6,009 <text:s/></text:p>
          </table:table-cell>
          <table:table-cell table:style-name="ce54" office:value-type="float" office:value="0" calcext:value-type="float">
            <text:p/>
          </table:table-cell>
          <table:table-cell table:style-name="ce54" office:value-type="float" office:value="67" calcext:value-type="float">
            <text:p><text:s/>67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7670" calcext:value-type="float">
            <text:p><text:s/>7,670 <text:s/></text:p>
          </table:table-cell>
          <table:table-cell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1203.22222222222" calcext:value-type="float">
            <text:p><text:s/>1,20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547" calcext:value-type="float">
            <text:p><text:s/>1,54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160.222222222222" calcext:value-type="float">
            <text:p><text:s/>16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206" calcext:value-type="float">
            <text:p><text:s/>20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6333.71333333333" calcext:value-type="float">
            <text:p><text:s/>6,33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678" calcext:value-type="float">
            <text:p><text:s/>9,67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6333.71333333333" calcext:value-type="float">
            <text:p><text:s/>6,334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9678" calcext:value-type="float">
            <text:p><text:s/>9,678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style-name="ce50" office:value-type="float" office:value="154982.922222222" calcext:value-type="float">
            <text:p><text:s/>154,98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8573" calcext:value-type="float">
            <text:p><text:s/>58,57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9854" calcext:value-type="float">
            <text:p><text:s/>139,85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style-name="ce50" office:value-type="float" office:value="154982.922222222" calcext:value-type="float">
            <text:p><text:s/>154,98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8573" calcext:value-type="float">
            <text:p><text:s/>58,57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9854" calcext:value-type="float">
            <text:p><text:s/>139,85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25364217.478203" calcext:value-type="float">
            <text:p><text:s/>25,364,217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3832518.478203" calcext:value-type="float">
            <text:p><text:s/>23,832,518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531699" calcext:value-type="float">
            <text:p><text:s/>1,531,699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21683763.1" calcext:value-type="float">
            <text:p><text:s/>21,683,763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1683763.1" calcext:value-type="float">
            <text:p><text:s/>21,683,763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3680454.378203" calcext:value-type="float">
            <text:p><text:s/>3,680,454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148755.378203" calcext:value-type="float">
            <text:p><text:s/>2,148,755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531699" calcext:value-type="float">
            <text:p><text:s/>1,531,699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 table:number-rows-repeated="4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>
          <table:table-cell table:style-name="ce14"/>
          <table:table-cell table:style-name="ce27"/>
          <table:table-cell table:style-name="ce14" table:number-columns-repeated="1022"/>
        </table:table-row>
        <table:table-row table:style-name="ro7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3">
          <table:table-cell table:style-name="ce15"/>
          <table:table-cell table:style-name="ce28"/>
          <table:table-cell table:style-name="ce15" table:number-columns-repeated="10"/>
          <table:table-cell/>
          <table:table-cell table:style-name="ce15" table:number-columns-repeated="1011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1.$A$1:.$AMJ$10" table:range-usable-as="repeat-column repeat-row"/>
        </table:named-expressions>
      </table:table>
      <table:table table:name="Page2" table:style-name="ta2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3" table:default-cell-style-name="ce16"/>
        <table:table-column table:style-name="co4" table:default-cell-style-name="ce16"/>
        <table:table-column table:style-name="co5" table:number-columns-repeated="5" table:default-cell-style-name="ce16"/>
        <table:table-column table:style-name="co6" table:default-cell-style-name="ce16"/>
        <table:table-column table:style-name="co10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9年(西元1990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0" calcext:value-type="float">
              <text:p>10</text:p>
            </table:table-cell>
            <table:table-cell table:style-name="ce44" office:value-type="float" office:value="11" calcext:value-type="float">
              <text:p>11</text:p>
            </table:table-cell>
            <table:table-cell table:style-name="ce44" office:value-type="float" office:value="12" calcext:value-type="float">
              <text:p>12</text:p>
            </table:table-cell>
            <table:table-cell table:style-name="ce44" office:value-type="float" office:value="13" calcext:value-type="float">
              <text:p>13</text:p>
            </table:table-cell>
            <table:table-cell table:style-name="ce44" office:value-type="float" office:value="14" calcext:value-type="float">
              <text:p>14</text:p>
            </table:table-cell>
            <table:table-cell table:style-name="ce44" office:value-type="float" office:value="15" calcext:value-type="float">
              <text:p>15</text:p>
            </table:table-cell>
            <table:table-cell table:style-name="ce44" office:value-type="float" office:value="16" calcext:value-type="float">
              <text:p>16</text:p>
            </table:table-cell>
            <table:table-cell table:style-name="ce44" office:value-type="float" office:value="17" calcext:value-type="float">
              <text:p>17</text:p>
            </table:table-cell>
            <table:table-cell table:style-name="ce44" office:value-type="float" office:value="18" calcext:value-type="float">
              <text:p>18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焦爐氣</text:p>
            </table:table-cell>
            <table:table-cell table:style-name="ce45" office:value-type="string" calcext:value-type="string">
              <text:p>高爐氣</text:p>
            </table:table-cell>
            <table:table-cell table:style-name="ce45" office:value-type="string" calcext:value-type="string">
              <text:p>轉爐氣</text:p>
            </table:table-cell>
            <table:table-cell table:style-name="ce45" office:value-type="string" calcext:value-type="string">
              <text:p>原油及石油</text:p>
            </table:table-cell>
            <table:table-cell table:style-name="ce45" office:value-type="string" calcext:value-type="string">
              <text:p>原油</text:p>
            </table:table-cell>
            <table:table-cell table:style-name="ce45" office:value-type="string" calcext:value-type="string">
              <text:p>煉油廠進料</text:p>
            </table:table-cell>
            <table:table-cell table:style-name="ce45" office:value-type="string" calcext:value-type="string">
              <text:p>添加劑/</text:p>
            </table:table-cell>
            <table:table-cell table:style-name="ce45" office:value-type="string" calcext:value-type="string">
              <text:p>煉油氣</text:p>
            </table:table-cell>
            <table:table-cell table:style-name="ce45" office:value-type="string" calcext:value-type="string">
              <text:p>液化石油氣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61" table:number-columns-repeated="2"/>
            <table:table-cell table:style-name="ce45" office:value-type="string" calcext:value-type="string">
              <text:p>產品合計</text:p>
            </table:table-cell>
            <table:table-cell table:style-name="ce61" table:number-columns-repeated="2"/>
            <table:table-cell table:style-name="ce61" office:value-type="string" calcext:value-type="string">
              <text:p>含氧化合物</text:p>
            </table:table-cell>
            <table:table-cell table:style-name="ce61"/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ke Oven Gas</text:p>
            </table:table-cell>
            <table:table-cell table:style-name="ce62" office:value-type="string" calcext:value-type="string">
              <text:p>Blast Furnace Gas</text:p>
            </table:table-cell>
            <table:table-cell table:style-name="ce62" office:value-type="string" calcext:value-type="string">
              <text:p>Oxygen Steel</text:p>
            </table:table-cell>
            <table:table-cell table:style-name="ce62" office:value-type="string" calcext:value-type="string">
              <text:p>Crude Oil and Petroleum</text:p>
            </table:table-cell>
            <table:table-cell table:style-name="ce62" office:value-type="string" calcext:value-type="string">
              <text:p>Crude Oil</text:p>
            </table:table-cell>
            <table:table-cell table:style-name="ce62" office:value-type="string" calcext:value-type="string">
              <text:p>Refinery</text:p>
            </table:table-cell>
            <table:table-cell table:style-name="ce62" office:value-type="string" calcext:value-type="string">
              <text:p>Additives/</text:p>
            </table:table-cell>
            <table:table-cell table:style-name="ce62" office:value-type="string" calcext:value-type="string">
              <text:p>Refinery Gas</text:p>
            </table:table-cell>
            <table:table-cell table:style-name="ce62" office:value-type="string" calcext:value-type="string">
              <text:p>LPG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/>
            <table:table-cell table:style-name="ce62" office:value-type="string" calcext:value-type="string">
              <text:p>Furnace Gas</text:p>
            </table:table-cell>
            <table:table-cell table:style-name="ce46" office:value-type="string" calcext:value-type="string">
              <text:p>Products Total</text:p>
            </table:table-cell>
            <table:table-cell table:style-name="ce62"/>
            <table:table-cell table:style-name="ce62" office:value-type="string" calcext:value-type="string">
              <text:p>Feedstocks</text:p>
            </table:table-cell>
            <table:table-cell table:style-name="ce62" office:value-type="string" calcext:value-type="string">
              <text:p>Oxygenates</text:p>
            </table:table-cell>
            <table:table-cell table:style-name="ce62"/>
            <table:table-cell table:style-name="ce46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3"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3"/>
            <table:table-cell table:style-name="ce48" office:value-type="string" calcext:value-type="string">
              <text:p>C14-C36</text:p>
            </table:table-cell>
            <table:table-cell table:style-name="ce48" table:number-columns-repeated="5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number-columns-repeated="2" table:style-name="ce49" office:value-type="float" office:value="182384" calcext:value-type="float">
            <text:p><text:s/>182,384 <text:s/></text:p>
          </table:table-cell>
          <table:table-cell table:number-columns-repeated="4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2137090.7349909" calcext:value-type="float">
            <text:p><text:s/>32,137,091 <text:s/></text:p>
          </table:table-cell>
          <table:table-cell table:style-name="ce50" office:value-type="float" office:value="24684433" calcext:value-type="float">
            <text:p><text:s/>24,684,43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720125.176" calcext:value-type="float">
            <text:p><text:s/>1,720,12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79972.269481359" calcext:value-type="float">
            <text:p><text:s/>579,97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700467.28888889" calcext:value-type="float">
            <text:p><text:s/>1,700,46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31204.835555556" calcext:value-type="float">
            <text:p><text:s/>631,20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98988.999576373" calcext:value-type="float">
            <text:p><text:s/>998,989 <text:s/></text:p>
          </table:table-cell>
          <table:table-cell table:style-name="ce50" office:value-type="float" office:value="875798" calcext:value-type="float">
            <text:p><text:s/>875,79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9713.868" calcext:value-type="float">
            <text:p><text:s/>19,714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28408841.3414887" calcext:value-type="float">
            <text:p><text:s/>28,408,841 <text:s/></text:p>
          </table:table-cell>
          <table:table-cell table:style-name="ce51" office:value-type="float" office:value="23991019" calcext:value-type="float">
            <text:p><text:s/>23,991,019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700411.308" calcext:value-type="float">
            <text:p><text:s/>1,700,41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080110.36225641" calcext:value-type="float">
            <text:p><text:s/>3,080,11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587.728" calcext:value-type="float">
            <text:p><text:s/>12,588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376370.312" calcext:value-type="float">
            <text:p><text:s/>376,370 <text:s/></text:p>
          </table:table-cell>
          <table:table-cell table:style-name="ce50" office:value-type="float" office:value="2862554.035" calcext:value-type="float">
            <text:p><text:s/>2,862,554 <text:s/></text:p>
          </table:table-cell>
          <table:table-cell table:style-name="ce50" office:value-type="float" office:value="214534.8456" calcext:value-type="float">
            <text:p><text:s/>214,535 <text:s/></text:p>
          </table:table-cell>
          <table:table-cell table:style-name="ce50" office:value-type="float" office:value="29508864.4303768" calcext:value-type="float">
            <text:p><text:s/>29,508,864 <text:s/></text:p>
          </table:table-cell>
          <table:table-cell table:style-name="ce50" office:value-type="float" office:value="23991019" calcext:value-type="float">
            <text:p><text:s/>23,991,01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001441.2222222" calcext:value-type="float">
            <text:p><text:s/>24,001,441 <text:s/></text:p>
          </table:table-cell>
          <table:table-cell table:style-name="ce50" office:value-type="float" office:value="23991019" calcext:value-type="float">
            <text:p><text:s/>23,991,01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397586.35555556" calcext:value-type="float">
            <text:p><text:s/>5,397,58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376370.312" calcext:value-type="float">
            <text:p><text:s/>376,370 <text:s/></text:p>
          </table:table-cell>
          <table:table-cell table:style-name="ce51" office:value-type="float" office:value="2862554.035" calcext:value-type="float">
            <text:p><text:s/>2,862,554 <text:s/></text:p>
          </table:table-cell>
          <table:table-cell table:style-name="ce51" office:value-type="float" office:value="214534.8456" calcext:value-type="float">
            <text:p><text:s/>214,535 <text:s/></text:p>
          </table:table-cell>
          <table:table-cell table:style-name="ce51" office:value-type="float" office:value="109836.852599004" calcext:value-type="float">
            <text:p><text:s/>109,837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1373110" calcext:value-type="float">
            <text:p><text:s/>1,373,110 <text:s/></text:p>
          </table:table-cell>
          <table:table-cell table:style-name="ce50" office:value-type="float" office:value="9235367" calcext:value-type="float">
            <text:p><text:s/>9,235,367 <text:s/></text:p>
          </table:table-cell>
          <table:table-cell table:style-name="ce50" office:value-type="float" office:value="498984" calcext:value-type="float">
            <text:p><text:s/>498,984 <text:s/></text:p>
          </table:table-cell>
          <table:table-cell table:style-name="ce50" office:value-type="float" office:value="27063925.4749934" calcext:value-type="float">
            <text:p><text:s/>27,063,92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92420" calcext:value-type="float">
            <text:p><text:s/>1,092,420 <text:s/></text:p>
          </table:table-cell>
          <table:table-cell table:style-name="ce50" office:value-type="float" office:value="751318.406" calcext:value-type="float">
            <text:p><text:s/>751,318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1373110" calcext:value-type="float">
            <text:p><text:s/>1,373,110 <text:s/></text:p>
          </table:table-cell>
          <table:table-cell table:style-name="ce50" office:value-type="float" office:value="9235367" calcext:value-type="float">
            <text:p><text:s/>9,235,367 <text:s/></text:p>
          </table:table-cell>
          <table:table-cell table:style-name="ce50" office:value-type="float" office:value="498984" calcext:value-type="float">
            <text:p><text:s/>498,984 <text:s/></text:p>
          </table:table-cell>
          <table:table-cell table:style-name="ce50" office:value-type="float" office:value="26091900.7576379" calcext:value-type="float">
            <text:p><text:s/>26,091,90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92420" calcext:value-type="float">
            <text:p><text:s/>1,092,420 <text:s/></text:p>
          </table:table-cell>
          <table:table-cell table:style-name="ce50" office:value-type="float" office:value="574940.874633333" calcext:value-type="float">
            <text:p><text:s/>574,941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972024.717355555" calcext:value-type="float">
            <text:p><text:s/>972,025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176377.531366667" calcext:value-type="float">
            <text:p><text:s/>176,378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336008" calcext:value-type="float">
            <text:p><text:s/>336,008 <text:s/></text:p>
          </table:table-cell>
          <table:table-cell table:style-name="ce50" office:value-type="float" office:value="4593846" calcext:value-type="float">
            <text:p><text:s/>4,593,846 <text:s/></text:p>
          </table:table-cell>
          <table:table-cell table:style-name="ce50" office:value-type="float" office:value="141913" calcext:value-type="float">
            <text:p><text:s/>141,913 <text:s/></text:p>
          </table:table-cell>
          <table:table-cell table:style-name="ce50" office:value-type="float" office:value="1866130.09100926" calcext:value-type="float">
            <text:p><text:s/>1,866,13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92420" calcext:value-type="float">
            <text:p><text:s/>1,092,420 <text:s/></text:p>
          </table:table-cell>
          <table:table-cell table:style-name="ce50" office:value-type="float" office:value="61770.596" calcext:value-type="float">
            <text:p><text:s/>61,77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87.822222222222" calcext:value-type="float">
            <text:p><text:s/>28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200536" calcext:value-type="float">
            <text:p><text:s/>200,536 <text:s/></text:p>
          </table:table-cell>
          <table:table-cell table:style-name="ce50" office:value-type="float" office:value="1912945" calcext:value-type="float">
            <text:p><text:s/>1,912,945 <text:s/></text:p>
          </table:table-cell>
          <table:table-cell table:style-name="ce50" office:value-type="float" office:value="141913" calcext:value-type="float">
            <text:p><text:s/>141,913 <text:s/></text:p>
          </table:table-cell>
          <table:table-cell table:style-name="ce50" office:value-type="float" office:value="9509.28888888889" calcext:value-type="float">
            <text:p><text:s/>9,50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135472" calcext:value-type="float">
            <text:p><text:s/>135,472 <text:s/></text:p>
          </table:table-cell>
          <table:table-cell table:style-name="ce50" office:value-type="float" office:value="2680901" calcext:value-type="float">
            <text:p><text:s/>2,680,90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0.866666666666667" calcext:value-type="float">
            <text:p><text:s/>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849975.96878704" calcext:value-type="float">
            <text:p><text:s/>1,849,97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92420" calcext:value-type="float">
            <text:p><text:s/>1,092,420 <text:s/></text:p>
          </table:table-cell>
          <table:table-cell table:style-name="ce50" office:value-type="float" office:value="61770.596" calcext:value-type="float">
            <text:p><text:s/>61,77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935.01111111111" calcext:value-type="float">
            <text:p><text:s/>5,93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421.133333333333" calcext:value-type="float">
            <text:p><text:s/>421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1100" calcext:value-type="float">
            <text:p><text:s/>1,100 <text:s/></text:p>
          </table:table-cell>
          <table:table-cell table:style-name="ce52" office:value-type="float" office:value="195871" calcext:value-type="float">
            <text:p><text:s/>195,871 <text:s/></text:p>
          </table:table-cell>
          <table:table-cell table:style-name="ce52" office:value-type="float" office:value="14840" calcext:value-type="float">
            <text:p><text:s/>14,840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659631.688" calcext:value-type="float">
            <text:p><text:s/>659,632 <text:s/></text:p>
          </table:table-cell>
          <table:table-cell table:style-name="ce52" office:value-type="float" office:value="1583095.965" calcext:value-type="float">
            <text:p><text:s/>1,583,096 <text:s/></text:p>
          </table:table-cell>
          <table:table-cell table:style-name="ce52" office:value-type="float" office:value="127696.1544" calcext:value-type="float">
            <text:p><text:s/>127,696 <text:s/></text:p>
          </table:table-cell>
          <table:table-cell table:style-name="ce52" office:value-type="float" office:value="21017661.9328397" calcext:value-type="float">
            <text:p><text:s/>21,017,662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2377371.39" calcext:value-type="float">
            <text:p><text:s/>2,377,371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659631.688" calcext:value-type="float">
            <text:p><text:s/>659,632 <text:s/></text:p>
          </table:table-cell>
          <table:table-cell table:style-name="ce52" office:value-type="float" office:value="1583095.965" calcext:value-type="float">
            <text:p><text:s/>1,583,096 <text:s/></text:p>
          </table:table-cell>
          <table:table-cell table:style-name="ce52" office:value-type="float" office:value="127696.1544" calcext:value-type="float">
            <text:p><text:s/>127,696 <text:s/></text:p>
          </table:table-cell>
          <table:table-cell table:style-name="ce52" office:value-type="float" office:value="16416697.8115028" calcext:value-type="float">
            <text:p><text:s/>16,416,698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2377371.39" calcext:value-type="float">
            <text:p><text:s/>2,377,37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659631.688" calcext:value-type="float">
            <text:p><text:s/>659,632 <text:s/></text:p>
          </table:table-cell>
          <table:table-cell table:style-name="ce50" office:value-type="float" office:value="1583095.965" calcext:value-type="float">
            <text:p><text:s/>1,583,096 <text:s/></text:p>
          </table:table-cell>
          <table:table-cell table:style-name="ce50" office:value-type="float" office:value="127696.1544" calcext:value-type="float">
            <text:p><text:s/>127,696 <text:s/></text:p>
          </table:table-cell>
          <table:table-cell table:style-name="ce50" office:value-type="float" office:value="5576171.7550584" calcext:value-type="float">
            <text:p><text:s/>5,576,17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98485.102" calcext:value-type="float">
            <text:p><text:s/>498,48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8361.2804444444" calcext:value-type="float">
            <text:p><text:s/>38,36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48.254" calcext:value-type="float">
            <text:p><text:s/>24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12641.219446671" calcext:value-type="float">
            <text:p><text:s/>512,64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004.532" calcext:value-type="float">
            <text:p><text:s/>6,00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44947.917073085" calcext:value-type="float">
            <text:p><text:s/>944,94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53.596" calcext:value-type="float">
            <text:p><text:s/>15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5963.6" calcext:value-type="float">
            <text:p><text:s/>25,96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417.18888888889" calcext:value-type="float">
            <text:p><text:s/>8,41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89094.776328453" calcext:value-type="float">
            <text:p><text:s/>489,09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550.408" calcext:value-type="float">
            <text:p><text:s/>2,55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149.42533333333" calcext:value-type="float">
            <text:p><text:s/>5,14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256.038" calcext:value-type="float">
            <text:p><text:s/>4,25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03524.43485135" calcext:value-type="float">
            <text:p><text:s/>1,203,52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027.59" calcext:value-type="float">
            <text:p><text:s/>5,02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93366.8591688" calcext:value-type="float">
            <text:p><text:s/>1,193,36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286.08" calcext:value-type="float">
            <text:p><text:s/>2,28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193366.85919124" calcext:value-type="float">
            <text:p>( 1,193,367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2286.08" calcext:value-type="float">
            <text:p>( 2,286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-0.0000224479999" calcext:value-type="float">
            <text:p>( -0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472.78236100489" calcext:value-type="float">
            <text:p><text:s/>8,47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14.32" calcext:value-type="float">
            <text:p><text:s/>21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84.79332154711" calcext:value-type="float">
            <text:p><text:s/>1,68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527.19" calcext:value-type="float">
            <text:p><text:s/>2,527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5156.611111111" calcext:value-type="float">
            <text:p><text:s/>115,15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679" calcext:value-type="float">
            <text:p><text:s/>2,67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6416.136888889" calcext:value-type="float">
            <text:p><text:s/>116,41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5988.272" calcext:value-type="float">
            <text:p><text:s/>15,988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235460.833136622" calcext:value-type="float">
            <text:p><text:s/>235,461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25705.898" calcext:value-type="float">
            <text:p><text:s/>25,70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41907.184444445" calcext:value-type="float">
            <text:p><text:s/>741,90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94111.41" calcext:value-type="float">
            <text:p><text:s/>194,11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8233.9533333333" calcext:value-type="float">
            <text:p><text:s/>88,23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14.48" calcext:value-type="float">
            <text:p><text:s/>1,21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53673.231111111" calcext:value-type="float">
            <text:p><text:s/>653,67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92896.93" calcext:value-type="float">
            <text:p><text:s/>192,89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75260.1168888889" calcext:value-type="float">
            <text:p>( 75,260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74560.142" calcext:value-type="float">
            <text:p>( 74,560 <text:s/>)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3" table:style-name="ce55" office:value-type="float" office:value="0" calcext:value-type="float">
            <text:p/>
          </table:table-cell>
          <table:table-cell table:style-name="ce55" office:value-type="float" office:value="284325.692" calcext:value-type="float">
            <text:p>( 284,326 <text:s/>)</text:p>
          </table:table-cell>
          <table:table-cell table:number-columns-repeated="4" table:style-name="ce55" office:value-type="float" office:value="0" calcext:value-type="float">
            <text:p/>
          </table:table-cell>
          <table:table-cell table:style-name="ce55" office:value-type="float" office:value="15418.538" calcext:value-type="float">
            <text:p>( 15,419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659631.688" calcext:value-type="float">
            <text:p><text:s/>659,632 <text:s/></text:p>
          </table:table-cell>
          <table:table-cell table:style-name="ce50" office:value-type="float" office:value="1583095.965" calcext:value-type="float">
            <text:p><text:s/>1,583,096 <text:s/></text:p>
          </table:table-cell>
          <table:table-cell table:style-name="ce50" office:value-type="float" office:value="127696.1544" calcext:value-type="float">
            <text:p><text:s/>127,696 <text:s/></text:p>
          </table:table-cell>
          <table:table-cell table:style-name="ce50" office:value-type="float" office:value="578736.610222222" calcext:value-type="float">
            <text:p><text:s/>578,73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0251.082" calcext:value-type="float">
            <text:p><text:s/>40,25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659631.688" calcext:value-type="float">
            <text:p><text:s/>659,632 <text:s/></text:p>
          </table:table-cell>
          <table:table-cell table:style-name="ce50" office:value-type="float" office:value="1583095.965" calcext:value-type="float">
            <text:p><text:s/>1,583,096 <text:s/></text:p>
          </table:table-cell>
          <table:table-cell table:style-name="ce50" office:value-type="float" office:value="127696.1544" calcext:value-type="float">
            <text:p><text:s/>127,696 <text:s/></text:p>
          </table:table-cell>
          <table:table-cell table:style-name="ce50" office:value-type="float" office:value="516032.488444444" calcext:value-type="float">
            <text:p><text:s/>516,03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2471.266" calcext:value-type="float">
            <text:p><text:s/>32,47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2704.1217777778" calcext:value-type="float">
            <text:p><text:s/>62,70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779.816" calcext:value-type="float">
            <text:p><text:s/>7,78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90.666666666667" calcext:value-type="float">
            <text:p>( 191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9798.5693333333" calcext:value-type="float">
            <text:p><text:s/>89,79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731.754" calcext:value-type="float">
            <text:p><text:s/>8,732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21320.8333333333" calcext:value-type="float">
            <text:p><text:s/>21,321 <text:s/>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6953.9351111111" calcext:value-type="float">
            <text:p><text:s/>86,95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4780.936" calcext:value-type="float">
            <text:p><text:s/>14,78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4326.4062222222" calcext:value-type="float">
            <text:p><text:s/>64,32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171.776" calcext:value-type="float">
            <text:p><text:s/>2,17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8039.737333333" calcext:value-type="float">
            <text:p><text:s/>148,04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75824.556" calcext:value-type="float">
            <text:p><text:s/>175,82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38.644444444444" calcext:value-type="float">
            <text:p><text:s/>93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9016.411111111" calcext:value-type="float">
            <text:p><text:s/>149,01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327458.14222222" calcext:value-type="float">
            <text:p><text:s/>7,327,45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4055.942222222" calcext:value-type="float">
            <text:p><text:s/>104,05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936144.77777778" calcext:value-type="float">
            <text:p><text:s/>6,936,14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6447.3777777778" calcext:value-type="float">
            <text:p><text:s/>46,44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0810.044444444" calcext:value-type="float">
            <text:p><text:s/>240,81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47267.62222222" calcext:value-type="float">
            <text:p><text:s/>1,047,26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591.02222222222" calcext:value-type="float">
            <text:p><text:s/>3,59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043676.6" calcext:value-type="float">
            <text:p><text:s/>1,043,677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25644.756" calcext:value-type="float">
            <text:p><text:s/>1,225,64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8652.984" calcext:value-type="float">
            <text:p><text:s/>18,65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2387.552888889" calcext:value-type="float">
            <text:p><text:s/>132,38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6584.796" calcext:value-type="float">
            <text:p><text:s/>16,58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644" calcext:value-type="float">
            <text:p><text:s/>5,64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349.9111111111" calcext:value-type="float">
            <text:p><text:s/>11,35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7260.6111111111" calcext:value-type="float">
            <text:p><text:s/>17,26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373.0333333333" calcext:value-type="float">
            <text:p><text:s/>11,37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77361.910222222" calcext:value-type="float">
            <text:p><text:s/>877,36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718.132" calcext:value-type="float">
            <text:p><text:s/>1,718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70267.737333333" calcext:value-type="float">
            <text:p><text:s/>170,268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350.056" calcext:value-type="float">
            <text:p><text:s/>350 <text:s/></text:p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1240155.536" calcext:value-type="float">
            <text:p><text:s/>1,240,156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1860233.304" calcext:value-type="float">
            <text:p><text:s/>1,860,23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600964.1213369" calcext:value-type="float">
            <text:p><text:s/>4,600,96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600964.1213369" calcext:value-type="float">
            <text:p><text:s/>4,600,96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2297615.27666667" calcext:value-type="float">
            <text:p>( 2,297,615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22360421.825679" calcext:value-type="float">
            <text:p><text:s/>22,360,422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21686400.893" calcext:value-type="float">
            <text:p><text:s/>21,686,401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674020.932679" calcext:value-type="float">
            <text:p><text:s/>674,021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2.$A$1:.$AMJ$10" table:range-usable-as="repeat-column repeat-row"/>
        </table:named-expressions>
      </table:table>
      <table:table table:name="Page3" table:style-name="ta3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1" table:default-cell-style-name="ce16"/>
        <table:table-column table:style-name="co12" table:number-columns-repeated="8" table:default-cell-style-name="ce16"/>
        <table:table-column table:style-name="co6" table:default-cell-style-name="ce16"/>
        <table:table-column table:style-name="co2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9年(西元1990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9" calcext:value-type="float">
              <text:p>19</text:p>
            </table:table-cell>
            <table:table-cell table:style-name="ce44" office:value-type="float" office:value="20" calcext:value-type="float">
              <text:p>20</text:p>
            </table:table-cell>
            <table:table-cell table:style-name="ce44" office:value-type="float" office:value="21" calcext:value-type="float">
              <text:p>21</text:p>
            </table:table-cell>
            <table:table-cell table:style-name="ce44" office:value-type="float" office:value="22" calcext:value-type="float">
              <text:p>22</text:p>
            </table:table-cell>
            <table:table-cell table:style-name="ce44" office:value-type="float" office:value="23" calcext:value-type="float">
              <text:p>23</text:p>
            </table:table-cell>
            <table:table-cell table:style-name="ce44" office:value-type="float" office:value="24" calcext:value-type="float">
              <text:p>24</text:p>
            </table:table-cell>
            <table:table-cell table:style-name="ce44" office:value-type="float" office:value="25" calcext:value-type="float">
              <text:p>25</text:p>
            </table:table-cell>
            <table:table-cell table:style-name="ce44" office:value-type="float" office:value="26" calcext:value-type="float">
              <text:p>26</text:p>
            </table:table-cell>
            <table:table-cell table:style-name="ce44" office:value-type="float" office:value="27" calcext:value-type="float">
              <text:p>27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丙烷混合氣)</text:p>
            </table:table-cell>
            <table:table-cell table:style-name="ce45" office:value-type="string" calcext:value-type="string">
              <text:p>天然汽油</text:p>
            </table:table-cell>
            <table:table-cell table:style-name="ce45" office:value-type="string" calcext:value-type="string">
              <text:p>石油腦</text:p>
            </table:table-cell>
            <table:table-cell table:style-name="ce45" office:value-type="string" calcext:value-type="string">
              <text:p>車用汽油</text:p>
            </table:table-cell>
            <table:table-cell table:style-name="ce45" office:value-type="string" calcext:value-type="string">
              <text:p>(無鉛汽油)</text:p>
            </table:table-cell>
            <table:table-cell table:style-name="ce45" office:value-type="string" calcext:value-type="string">
              <text:p>航空汽油</text:p>
            </table:table-cell>
            <table:table-cell table:number-columns-repeated="2" table:style-name="ce45" office:value-type="string" calcext:value-type="string">
              <text:p>航空燃油-</text:p>
            </table:table-cell>
            <table:table-cell table:style-name="ce45" office:value-type="string" calcext:value-type="string">
              <text:p>煤油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/>
            <table:table-cell table:style-name="ce45" table:number-columns-repeated="4"/>
            <table:table-cell table:style-name="ce61"/>
            <table:table-cell table:style-name="ce61" office:value-type="string" calcext:value-type="string">
              <text:p>汽油型</text:p>
            </table:table-cell>
            <table:table-cell table:style-name="ce61" office:value-type="string" calcext:value-type="string">
              <text:p>煤油型</text:p>
            </table:table-cell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(Propane Air)</text:p>
            </table:table-cell>
            <table:table-cell table:style-name="ce46" office:value-type="string" calcext:value-type="string">
              <text:p>Natural Gasoline</text:p>
            </table:table-cell>
            <table:table-cell table:style-name="ce46" office:value-type="string" calcext:value-type="string">
              <text:p>Naphthas</text:p>
            </table:table-cell>
            <table:table-cell table:style-name="ce46" office:value-type="string" calcext:value-type="string">
              <text:p>Motor Gasoline</text:p>
            </table:table-cell>
            <table:table-cell table:style-name="ce46" office:value-type="string" calcext:value-type="string">
              <text:p>(Unleaded</text:p>
            </table:table-cell>
            <table:table-cell table:style-name="ce62" office:value-type="string" calcext:value-type="string">
              <text:p>Aviation </text:p>
            </table:table-cell>
            <table:table-cell table:number-columns-repeated="2" table:style-name="ce62" office:value-type="string" calcext:value-type="string">
              <text:p>Jet Fuel-</text:p>
            </table:table-cell>
            <table:table-cell table:style-name="ce46" office:value-type="string" calcext:value-type="string">
              <text:p>Kerosene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 table:number-columns-repeated="3"/>
            <table:table-cell table:style-name="ce62" office:value-type="string" calcext:value-type="string">
              <text:p>Gasoline)</text:p>
            </table:table-cell>
            <table:table-cell table:style-name="ce62" office:value-type="string" calcext:value-type="string">
              <text:p>Gasoline</text:p>
            </table:table-cell>
            <table:table-cell table:style-name="ce62" office:value-type="string" calcext:value-type="string">
              <text:p>Gasoline Type</text:p>
            </table:table-cell>
            <table:table-cell table:style-name="ce62" office:value-type="string" calcext:value-type="string">
              <text:p>Kerosene Type</text:p>
            </table:table-cell>
            <table:table-cell table:style-name="ce62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30070" calcext:value-type="float">
            <text:p><text:s/>430,070 <text:s/></text:p>
          </table:table-cell>
          <table:table-cell table:style-name="ce50" office:value-type="float" office:value="2286851" calcext:value-type="float">
            <text:p><text:s/>2,286,851 <text:s/></text:p>
          </table:table-cell>
          <table:table-cell table:style-name="ce50" office:value-type="float" office:value="402298" calcext:value-type="float">
            <text:p><text:s/>402,29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26861" calcext:value-type="float">
            <text:p><text:s/>126,86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710105.44" calcext:value-type="float">
            <text:p><text:s/>710,10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-105966.952" calcext:value-type="float">
            <text:p><text:s/>-105,967 <text:s/></text:p>
          </table:table-cell>
          <table:table-cell table:style-name="ce50" office:value-type="float" office:value="1800" calcext:value-type="float">
            <text:p><text:s/>1,800 <text:s/></text:p>
          </table:table-cell>
          <table:table-cell table:style-name="ce50" office:value-type="float" office:value="-370868.15" calcext:value-type="float">
            <text:p><text:s/>-370,868 <text:s/></text:p>
          </table:table-cell>
          <table:table-cell table:style-name="ce50" office:value-type="float" office:value="222278" calcext:value-type="float">
            <text:p><text:s/>222,278 <text:s/></text:p>
          </table:table-cell>
          <table:table-cell table:style-name="ce50" office:value-type="float" office:value="332661.790916247" calcext:value-type="float">
            <text:p><text:s/>332,662 <text:s/></text:p>
          </table:table-cell>
          <table:table-cell table:style-name="ce50" office:value-type="float" office:value="-5204" calcext:value-type="float">
            <text:p><text:s/>-5,204 <text:s/></text:p>
          </table:table-cell>
          <table:table-cell table:style-name="ce50" office:value-type="float" office:value="-47297.7456252955" calcext:value-type="float">
            <text:p><text:s/>-47,298 <text:s/></text:p>
          </table:table-cell>
          <table:table-cell table:style-name="ce50" office:value-type="float" office:value="-9272.25437470447" calcext:value-type="float">
            <text:p><text:s/>-9,272 <text:s/></text:p>
          </table:table-cell>
          <table:table-cell table:style-name="ce50" office:value-type="float" office:value="144454" calcext:value-type="float">
            <text:p><text:s/>144,454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105966.952" calcext:value-type="float">
            <text:p><text:s/>105,967 <text:s/></text:p>
          </table:table-cell>
          <table:table-cell table:style-name="ce51" office:value-type="float" office:value="-1800" calcext:value-type="float">
            <text:p><text:s/>-1,800 <text:s/></text:p>
          </table:table-cell>
          <table:table-cell table:style-name="ce51" office:value-type="float" office:value="800938.15" calcext:value-type="float">
            <text:p><text:s/>800,938 <text:s/></text:p>
          </table:table-cell>
          <table:table-cell table:style-name="ce51" office:value-type="float" office:value="2064573" calcext:value-type="float">
            <text:p><text:s/>2,064,573 <text:s/></text:p>
          </table:table-cell>
          <table:table-cell table:style-name="ce51" office:value-type="float" office:value="69636.2090837531" calcext:value-type="float">
            <text:p><text:s/>69,636 <text:s/></text:p>
          </table:table-cell>
          <table:table-cell table:style-name="ce51" office:value-type="float" office:value="5204" calcext:value-type="float">
            <text:p><text:s/>5,204 <text:s/></text:p>
          </table:table-cell>
          <table:table-cell table:style-name="ce51" office:value-type="float" office:value="47297.7456252955" calcext:value-type="float">
            <text:p><text:s/>47,298 <text:s/></text:p>
          </table:table-cell>
          <table:table-cell table:style-name="ce51" office:value-type="float" office:value="-573972.185625296" calcext:value-type="float">
            <text:p><text:s/>-573,972 <text:s/></text:p>
          </table:table-cell>
          <table:table-cell table:style-name="ce51" office:value-type="float" office:value="-144454" calcext:value-type="float">
            <text:p><text:s/>-144,45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860140" calcext:value-type="float">
            <text:p><text:s/>860,140 <text:s/></text:p>
          </table:table-cell>
          <table:table-cell table:style-name="ce50" office:value-type="float" office:value="3847" calcext:value-type="float">
            <text:p><text:s/>3,847 <text:s/></text:p>
          </table:table-cell>
          <table:table-cell table:style-name="ce50" office:value-type="float" office:value="2943.20908375309" calcext:value-type="float">
            <text:p><text:s/>2,943 <text:s/></text:p>
          </table:table-cell>
          <table:table-cell table:style-name="ce50" office:value-type="float" office:value="673" calcext:value-type="float">
            <text:p><text:s/>673 <text:s/></text:p>
          </table:table-cell>
          <table:table-cell table:style-name="ce50" office:value-type="float" office:value="7348.85873449018" calcext:value-type="float">
            <text:p><text:s/>7,349 <text:s/></text:p>
          </table:table-cell>
          <table:table-cell table:style-name="ce50" office:value-type="float" office:value="32255.1412655098" calcext:value-type="float">
            <text:p><text:s/>32,255 <text:s/></text:p>
          </table:table-cell>
          <table:table-cell table:style-name="ce50" office:value-type="float" office:value="244991" calcext:value-type="float">
            <text:p><text:s/>244,991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4000" calcext:value-type="float">
            <text:p><text:s/>14,00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4000" calcext:value-type="float">
            <text:p><text:s/>14,00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5800" calcext:value-type="float">
            <text:p><text:s/>15,800 <text:s/></text:p>
          </table:table-cell>
          <table:table-cell table:style-name="ce50" office:value-type="float" office:value="2710516.4" calcext:value-type="float">
            <text:p><text:s/>2,710,516 <text:s/></text:p>
          </table:table-cell>
          <table:table-cell table:style-name="ce50" office:value-type="float" office:value="3427317" calcext:value-type="float">
            <text:p><text:s/>3,427,317 <text:s/></text:p>
          </table:table-cell>
          <table:table-cell table:style-name="ce50" office:value-type="float" office:value="979849" calcext:value-type="float">
            <text:p><text:s/>979,849 <text:s/></text:p>
          </table:table-cell>
          <table:table-cell table:style-name="ce50" office:value-type="float" office:value="13562" calcext:value-type="float">
            <text:p><text:s/>13,562 <text:s/></text:p>
          </table:table-cell>
          <table:table-cell table:style-name="ce50" office:value-type="float" office:value="155348.394309195" calcext:value-type="float">
            <text:p><text:s/>155,348 <text:s/></text:p>
          </table:table-cell>
          <table:table-cell table:style-name="ce50" office:value-type="float" office:value="817513.605690805" calcext:value-type="float">
            <text:p><text:s/>817,514 <text:s/></text:p>
          </table:table-cell>
          <table:table-cell table:style-name="ce50" office:value-type="float" office:value="437028" calcext:value-type="float">
            <text:p><text:s/>437,028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5800" calcext:value-type="float">
            <text:p><text:s/>15,800 <text:s/></text:p>
          </table:table-cell>
          <table:table-cell table:style-name="ce50" office:value-type="float" office:value="2710516.4" calcext:value-type="float">
            <text:p><text:s/>2,710,516 <text:s/></text:p>
          </table:table-cell>
          <table:table-cell table:style-name="ce50" office:value-type="float" office:value="2636118.09692308" calcext:value-type="float">
            <text:p><text:s/>2,636,118 <text:s/></text:p>
          </table:table-cell>
          <table:table-cell table:style-name="ce50" office:value-type="float" office:value="757543.63673195" calcext:value-type="float">
            <text:p><text:s/>757,544 <text:s/></text:p>
          </table:table-cell>
          <table:table-cell table:style-name="ce50" office:value-type="float" office:value="13562" calcext:value-type="float">
            <text:p><text:s/>13,562 <text:s/></text:p>
          </table:table-cell>
          <table:table-cell table:style-name="ce50" office:value-type="float" office:value="155348.394309195" calcext:value-type="float">
            <text:p><text:s/>155,348 <text:s/></text:p>
          </table:table-cell>
          <table:table-cell table:style-name="ce50" office:value-type="float" office:value="817513.605690805" calcext:value-type="float">
            <text:p><text:s/>817,514 <text:s/></text:p>
          </table:table-cell>
          <table:table-cell table:style-name="ce50" office:value-type="float" office:value="437028" calcext:value-type="float">
            <text:p><text:s/>437,028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791198.903076923" calcext:value-type="float">
            <text:p><text:s/>791,199 <text:s/></text:p>
          </table:table-cell>
          <table:table-cell table:style-name="ce51" office:value-type="float" office:value="222305.36326805" calcext:value-type="float">
            <text:p><text:s/>222,305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722" calcext:value-type="float">
            <text:p><text:s/>10,722 <text:s/></text:p>
          </table:table-cell>
          <table:table-cell table:style-name="ce50" office:value-type="float" office:value="1334" calcext:value-type="float">
            <text:p><text:s/>1,334 <text:s/></text:p>
          </table:table-cell>
          <table:table-cell table:style-name="ce50" office:value-type="float" office:value="4" calcext:value-type="float">
            <text:p><text:s/>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1" calcext:value-type="float">
            <text:p><text:s/>61 <text:s/></text:p>
          </table:table-cell>
          <table:table-cell table:style-name="ce50" office:value-type="float" office:value="26" calcext:value-type="float">
            <text:p><text:s/>2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" calcext:value-type="float">
            <text:p><text:s/>16 <text:s/></text:p>
          </table:table-cell>
          <table:table-cell table:style-name="ce50" office:value-type="float" office:value="1" calcext:value-type="float">
            <text:p><text:s/>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4" calcext:value-type="float">
            <text:p><text:s/>3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" calcext:value-type="float">
            <text:p><text:s/>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443" calcext:value-type="float">
            <text:p><text:s/>3,443 <text:s/></text:p>
          </table:table-cell>
          <table:table-cell table:style-name="ce50" office:value-type="float" office:value="599" calcext:value-type="float">
            <text:p><text:s/>599 <text:s/></text:p>
          </table:table-cell>
          <table:table-cell table:style-name="ce50" office:value-type="float" office:value="4" calcext:value-type="float">
            <text:p><text:s/>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1" calcext:value-type="float">
            <text:p><text:s/>61 <text:s/></text:p>
          </table:table-cell>
          <table:table-cell table:style-name="ce50" office:value-type="float" office:value="25" calcext:value-type="float">
            <text:p><text:s/>2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847" calcext:value-type="float">
            <text:p><text:s/>6,847 <text:s/></text:p>
          </table:table-cell>
          <table:table-cell table:style-name="ce50" office:value-type="float" office:value="719" calcext:value-type="float">
            <text:p><text:s/>71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" calcext:value-type="float">
            <text:p><text:s/>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381" calcext:value-type="float">
            <text:p><text:s/>381 <text:s/></text:p>
          </table:table-cell>
          <table:table-cell table:style-name="ce51" office:value-type="float" office:value="15" calcext:value-type="float">
            <text:p><text:s/>15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05966.952" calcext:value-type="float">
            <text:p><text:s/>105,967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2651314.55" calcext:value-type="float">
            <text:p><text:s/>2,651,315 <text:s/></text:p>
          </table:table-cell>
          <table:table-cell table:style-name="ce52" office:value-type="float" office:value="5477321" calcext:value-type="float">
            <text:p><text:s/>5,477,321 <text:s/></text:p>
          </table:table-cell>
          <table:table-cell table:style-name="ce52" office:value-type="float" office:value="1045208" calcext:value-type="float">
            <text:p><text:s/>1,045,208 <text:s/></text:p>
          </table:table-cell>
          <table:table-cell table:style-name="ce52" office:value-type="float" office:value="18089" calcext:value-type="float">
            <text:p><text:s/>18,089 <text:s/></text:p>
          </table:table-cell>
          <table:table-cell table:style-name="ce52" office:value-type="float" office:value="195297.2812" calcext:value-type="float">
            <text:p><text:s/>195,297 <text:s/></text:p>
          </table:table-cell>
          <table:table-cell table:style-name="ce52" office:value-type="float" office:value="211225.2788" calcext:value-type="float">
            <text:p><text:s/>211,225 <text:s/></text:p>
          </table:table-cell>
          <table:table-cell table:style-name="ce52" office:value-type="float" office:value="47557" calcext:value-type="float">
            <text:p><text:s/>47,557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105966.952" calcext:value-type="float">
            <text:p><text:s/>105,967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220" calcext:value-type="float">
            <text:p><text:s/>220 <text:s/></text:p>
          </table:table-cell>
          <table:table-cell table:style-name="ce52" office:value-type="float" office:value="5477321" calcext:value-type="float">
            <text:p><text:s/>5,477,321 <text:s/></text:p>
          </table:table-cell>
          <table:table-cell table:style-name="ce52" office:value-type="float" office:value="1045208" calcext:value-type="float">
            <text:p><text:s/>1,045,208 <text:s/></text:p>
          </table:table-cell>
          <table:table-cell table:style-name="ce52" office:value-type="float" office:value="18089" calcext:value-type="float">
            <text:p><text:s/>18,089 <text:s/></text:p>
          </table:table-cell>
          <table:table-cell table:style-name="ce52" office:value-type="float" office:value="195297.2812" calcext:value-type="float">
            <text:p><text:s/>195,297 <text:s/></text:p>
          </table:table-cell>
          <table:table-cell table:style-name="ce52" office:value-type="float" office:value="211225.2788" calcext:value-type="float">
            <text:p><text:s/>211,225 <text:s/></text:p>
          </table:table-cell>
          <table:table-cell table:style-name="ce52" office:value-type="float" office:value="47557" calcext:value-type="float">
            <text:p><text:s/>47,55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78609.004" calcext:value-type="float">
            <text:p><text:s/>78,60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20" calcext:value-type="float">
            <text:p><text:s/>220 <text:s/></text:p>
          </table:table-cell>
          <table:table-cell table:style-name="ce50" office:value-type="float" office:value="43798" calcext:value-type="float">
            <text:p><text:s/>43,798 <text:s/></text:p>
          </table:table-cell>
          <table:table-cell table:style-name="ce50" office:value-type="float" office:value="7340" calcext:value-type="float">
            <text:p><text:s/>7,34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803" calcext:value-type="float">
            <text:p><text:s/>8,80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6" calcext:value-type="float">
            <text:p><text:s/>216 <text:s/></text:p>
          </table:table-cell>
          <table:table-cell table:style-name="ce50" office:value-type="float" office:value="97" calcext:value-type="float">
            <text:p><text:s/>9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169.67" calcext:value-type="float">
            <text:p><text:s/>17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6153" calcext:value-type="float">
            <text:p><text:s/>6,153 <text:s/></text:p>
          </table:table-cell>
          <table:table-cell table:style-name="ce50" office:value-type="float" office:value="315" calcext:value-type="float">
            <text:p><text:s/>31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06" calcext:value-type="float">
            <text:p><text:s/>40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29" calcext:value-type="float">
            <text:p><text:s/>1,329 <text:s/></text:p>
          </table:table-cell>
          <table:table-cell table:style-name="ce50" office:value-type="float" office:value="103" calcext:value-type="float">
            <text:p><text:s/>10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" calcext:value-type="float">
            <text:p><text:s/>1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64" calcext:value-type="float">
            <text:p><text:s/>364 <text:s/></text:p>
          </table:table-cell>
          <table:table-cell table:style-name="ce50" office:value-type="float" office:value="18" calcext:value-type="float">
            <text:p><text:s/>1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2" calcext:value-type="float">
            <text:p><text:s/>3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68" calcext:value-type="float">
            <text:p><text:s/>568 <text:s/></text:p>
          </table:table-cell>
          <table:table-cell table:style-name="ce50" office:value-type="float" office:value="44" calcext:value-type="float">
            <text:p><text:s/>4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" calcext:value-type="float">
            <text:p><text:s/>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03" calcext:value-type="float">
            <text:p><text:s/>2,403 <text:s/></text:p>
          </table:table-cell>
          <table:table-cell table:style-name="ce50" office:value-type="float" office:value="151" calcext:value-type="float">
            <text:p><text:s/>15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7" calcext:value-type="float">
            <text:p><text:s/>12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28" calcext:value-type="float">
            <text:p><text:s/>228 <text:s/></text:p>
          </table:table-cell>
          <table:table-cell table:style-name="ce50" office:value-type="float" office:value="15" calcext:value-type="float">
            <text:p><text:s/>1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" calcext:value-type="float">
            <text:p><text:s/>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31" calcext:value-type="float">
            <text:p><text:s/>1,231 <text:s/></text:p>
          </table:table-cell>
          <table:table-cell table:style-name="ce50" office:value-type="float" office:value="117" calcext:value-type="float">
            <text:p><text:s/>11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27" calcext:value-type="float">
            <text:p><text:s/>1,02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31" calcext:value-type="float">
            <text:p><text:s/>1,231 <text:s/></text:p>
          </table:table-cell>
          <table:table-cell table:style-name="ce50" office:value-type="float" office:value="117" calcext:value-type="float">
            <text:p><text:s/>11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27" calcext:value-type="float">
            <text:p><text:s/>1,02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231" calcext:value-type="float">
            <text:p>( 1,231 <text:s/>)</text:p>
          </table:table-cell>
          <table:table-cell table:style-name="ce53" office:value-type="float" office:value="117" calcext:value-type="float">
            <text:p>( 117 <text:s/>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027" calcext:value-type="float">
            <text:p>( 1,027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712" calcext:value-type="float">
            <text:p><text:s/>1,712 <text:s/></text:p>
          </table:table-cell>
          <table:table-cell table:style-name="ce50" office:value-type="float" office:value="98" calcext:value-type="float">
            <text:p><text:s/>9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" calcext:value-type="float">
            <text:p><text:s/>2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80" calcext:value-type="float">
            <text:p><text:s/>480 <text:s/></text:p>
          </table:table-cell>
          <table:table-cell table:style-name="ce50" office:value-type="float" office:value="38" calcext:value-type="float">
            <text:p><text:s/>3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2056" calcext:value-type="float">
            <text:p><text:s/>2,056 <text:s/></text:p>
          </table:table-cell>
          <table:table-cell table:style-name="ce54" office:value-type="float" office:value="178" calcext:value-type="float">
            <text:p><text:s/>178 <text:s/>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1" calcext:value-type="float">
            <text:p><text:s/>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74536.924" calcext:value-type="float">
            <text:p><text:s/>74,53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335" calcext:value-type="float">
            <text:p><text:s/>1,335 <text:s/></text:p>
          </table:table-cell>
          <table:table-cell table:style-name="ce50" office:value-type="float" office:value="77" calcext:value-type="float">
            <text:p><text:s/>7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88" calcext:value-type="float">
            <text:p><text:s/>28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86" calcext:value-type="float">
            <text:p><text:s/>786 <text:s/></text:p>
          </table:table-cell>
          <table:table-cell table:style-name="ce50" office:value-type="float" office:value="17" calcext:value-type="float">
            <text:p><text:s/>1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" calcext:value-type="float">
            <text:p><text:s/>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74536.924" calcext:value-type="float">
            <text:p><text:s/>74,53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49" calcext:value-type="float">
            <text:p><text:s/>549 <text:s/></text:p>
          </table:table-cell>
          <table:table-cell table:style-name="ce50" office:value-type="float" office:value="60" calcext:value-type="float">
            <text:p><text:s/>6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85" calcext:value-type="float">
            <text:p><text:s/>28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34501.948" calcext:value-type="float">
            <text:p>( 34,502 <text:s/>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86" calcext:value-type="float">
            <text:p>( 86 <text:s/>)</text:p>
          </table:table-cell>
          <table:table-cell table:style-name="ce53" office:value-type="float" office:value="13" calcext:value-type="float">
            <text:p>( 13 <text:s/>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2" calcext:value-type="float">
            <text:p>( 2 <text:s/>)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3107.64" calcext:value-type="float">
            <text:p>( 3,108 <text:s/>)</text:p>
          </table:table-cell>
          <table:table-cell table:number-columns-repeated="2" table:style-name="ce55" office:value-type="float" office:value="0" calcext:value-type="float">
            <text:p/>
          </table:table-cell>
          <table:table-cell table:style-name="ce55" office:value-type="float" office:value="112" calcext:value-type="float">
            <text:p>( 112 <text:s/>)</text:p>
          </table:table-cell>
          <table:table-cell table:number-columns-repeated="4" table:style-name="ce55" office:value-type="float" office:value="0" calcext:value-type="float">
            <text:p/>
          </table:table-cell>
          <table:table-cell table:style-name="ce55" office:value-type="float" office:value="260" calcext:value-type="float">
            <text:p>( 260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80.37" calcext:value-type="float">
            <text:p><text:s/>8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20" calcext:value-type="float">
            <text:p><text:s/>220 <text:s/></text:p>
          </table:table-cell>
          <table:table-cell table:style-name="ce50" office:value-type="float" office:value="1758" calcext:value-type="float">
            <text:p><text:s/>1,758 <text:s/></text:p>
          </table:table-cell>
          <table:table-cell table:style-name="ce50" office:value-type="float" office:value="109" calcext:value-type="float">
            <text:p><text:s/>10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890" calcext:value-type="float">
            <text:p><text:s/>5,89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25" calcext:value-type="float">
            <text:p><text:s/>1,425 <text:s/></text:p>
          </table:table-cell>
          <table:table-cell table:style-name="ce50" office:value-type="float" office:value="85" calcext:value-type="float">
            <text:p><text:s/>8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890" calcext:value-type="float">
            <text:p><text:s/>5,89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80.37" calcext:value-type="float">
            <text:p><text:s/>8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20" calcext:value-type="float">
            <text:p><text:s/>220 <text:s/></text:p>
          </table:table-cell>
          <table:table-cell table:style-name="ce50" office:value-type="float" office:value="333" calcext:value-type="float">
            <text:p><text:s/>333 <text:s/></text:p>
          </table:table-cell>
          <table:table-cell table:style-name="ce50" office:value-type="float" office:value="24" calcext:value-type="float">
            <text:p><text:s/>2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220" calcext:value-type="float">
            <text:p>( 220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91" calcext:value-type="float">
            <text:p><text:s/>1,491 <text:s/></text:p>
          </table:table-cell>
          <table:table-cell table:style-name="ce50" office:value-type="float" office:value="145" calcext:value-type="float">
            <text:p><text:s/>14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08" calcext:value-type="float">
            <text:p><text:s/>708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1612" calcext:value-type="float">
            <text:p><text:s/>1,612 <text:s/></text:p>
          </table:table-cell>
          <table:table-cell table:style-name="ce54" office:value-type="float" office:value="157" calcext:value-type="float">
            <text:p><text:s/>157 <text:s/>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3" calcext:value-type="float">
            <text:p><text:s/>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3822.04" calcext:value-type="float">
            <text:p><text:s/>3,82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7309" calcext:value-type="float">
            <text:p><text:s/>7,309 <text:s/></text:p>
          </table:table-cell>
          <table:table-cell table:style-name="ce50" office:value-type="float" office:value="494" calcext:value-type="float">
            <text:p><text:s/>49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6" calcext:value-type="float">
            <text:p><text:s/>5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770" calcext:value-type="float">
            <text:p><text:s/>7,770 <text:s/></text:p>
          </table:table-cell>
          <table:table-cell table:style-name="ce50" office:value-type="float" office:value="4564" calcext:value-type="float">
            <text:p><text:s/>4,56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74" calcext:value-type="float">
            <text:p><text:s/>17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25" calcext:value-type="float">
            <text:p><text:s/>725 <text:s/></text:p>
          </table:table-cell>
          <table:table-cell table:style-name="ce50" office:value-type="float" office:value="61" calcext:value-type="float">
            <text:p><text:s/>6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9" calcext:value-type="float">
            <text:p><text:s/>4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45" calcext:value-type="float">
            <text:p><text:s/>845 <text:s/></text:p>
          </table:table-cell>
          <table:table-cell table:style-name="ce50" office:value-type="float" office:value="152" calcext:value-type="float">
            <text:p><text:s/>15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213" calcext:value-type="float">
            <text:p><text:s/>4,213 <text:s/></text:p>
          </table:table-cell>
          <table:table-cell table:style-name="ce50" office:value-type="float" office:value="407" calcext:value-type="float">
            <text:p><text:s/>40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" calcext:value-type="float">
            <text:p><text:s/>3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233189" calcext:value-type="float">
            <text:p><text:s/>5,233,189 <text:s/></text:p>
          </table:table-cell>
          <table:table-cell table:style-name="ce50" office:value-type="float" office:value="977085" calcext:value-type="float">
            <text:p><text:s/>977,085 <text:s/></text:p>
          </table:table-cell>
          <table:table-cell table:style-name="ce50" office:value-type="float" office:value="1562" calcext:value-type="float">
            <text:p><text:s/>1,56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5598.56" calcext:value-type="float">
            <text:p><text:s/>115,59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562" calcext:value-type="float">
            <text:p><text:s/>1,56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5598.56" calcext:value-type="float">
            <text:p><text:s/>115,59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233189" calcext:value-type="float">
            <text:p><text:s/>5,233,189 <text:s/></text:p>
          </table:table-cell>
          <table:table-cell table:style-name="ce50" office:value-type="float" office:value="977085" calcext:value-type="float">
            <text:p><text:s/>977,08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28" calcext:value-type="float">
            <text:p><text:s/>728 <text:s/></text:p>
          </table:table-cell>
          <table:table-cell table:style-name="ce50" office:value-type="float" office:value="36" calcext:value-type="float">
            <text:p><text:s/>3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6" calcext:value-type="float">
            <text:p><text:s/>6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22" calcext:value-type="float">
            <text:p><text:s/>722 <text:s/></text:p>
          </table:table-cell>
          <table:table-cell table:style-name="ce50" office:value-type="float" office:value="36" calcext:value-type="float">
            <text:p><text:s/>3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4" calcext:value-type="float">
            <text:p><text:s/>64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6" calcext:value-type="float">
            <text:p><text:s/>6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2" calcext:value-type="float">
            <text:p><text:s/>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18652.984" calcext:value-type="float">
            <text:p><text:s/>18,65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99606" calcext:value-type="float">
            <text:p><text:s/>199,606 <text:s/></text:p>
          </table:table-cell>
          <table:table-cell table:style-name="ce50" office:value-type="float" office:value="60747" calcext:value-type="float">
            <text:p><text:s/>60,747 <text:s/></text:p>
          </table:table-cell>
          <table:table-cell table:style-name="ce50" office:value-type="float" office:value="16527" calcext:value-type="float">
            <text:p><text:s/>16,527 <text:s/></text:p>
          </table:table-cell>
          <table:table-cell table:style-name="ce50" office:value-type="float" office:value="195297.2812" calcext:value-type="float">
            <text:p><text:s/>195,297 <text:s/></text:p>
          </table:table-cell>
          <table:table-cell table:style-name="ce50" office:value-type="float" office:value="95626.7188" calcext:value-type="float">
            <text:p><text:s/>95,627 <text:s/></text:p>
          </table:table-cell>
          <table:table-cell table:style-name="ce50" office:value-type="float" office:value="38688" calcext:value-type="float">
            <text:p><text:s/>38,68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16584.796" calcext:value-type="float">
            <text:p><text:s/>16,58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24244" calcext:value-type="float">
            <text:p><text:s/>24,24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80" calcext:value-type="float">
            <text:p><text:s/>8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76" calcext:value-type="float">
            <text:p><text:s/>176 <text:s/></text:p>
          </table:table-cell>
          <table:table-cell table:style-name="ce50" office:value-type="float" office:value="61" calcext:value-type="float">
            <text:p><text:s/>6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535" calcext:value-type="float">
            <text:p><text:s/>13,535 <text:s/></text:p>
          </table:table-cell>
          <table:table-cell table:style-name="ce50" office:value-type="float" office:value="615" calcext:value-type="float">
            <text:p><text:s/>61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" calcext:value-type="float">
            <text:p><text:s/>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450" calcext:value-type="float">
            <text:p><text:s/>7,450 <text:s/></text:p>
          </table:table-cell>
          <table:table-cell table:style-name="ce50" office:value-type="float" office:value="1035" calcext:value-type="float">
            <text:p><text:s/>1,03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" calcext:value-type="float">
            <text:p><text:s/>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1718.132" calcext:value-type="float">
            <text:p><text:s/>1,71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42828" calcext:value-type="float">
            <text:p><text:s/>142,828 <text:s/></text:p>
          </table:table-cell>
          <table:table-cell table:style-name="ce50" office:value-type="float" office:value="55886" calcext:value-type="float">
            <text:p><text:s/>55,886 <text:s/></text:p>
          </table:table-cell>
          <table:table-cell table:style-name="ce50" office:value-type="float" office:value="16527" calcext:value-type="float">
            <text:p><text:s/>16,527 <text:s/></text:p>
          </table:table-cell>
          <table:table-cell table:style-name="ce50" office:value-type="float" office:value="195297.2812" calcext:value-type="float">
            <text:p><text:s/>195,297 <text:s/></text:p>
          </table:table-cell>
          <table:table-cell table:style-name="ce50" office:value-type="float" office:value="95626.7188" calcext:value-type="float">
            <text:p><text:s/>95,627 <text:s/></text:p>
          </table:table-cell>
          <table:table-cell table:style-name="ce50" office:value-type="float" office:value="10695" calcext:value-type="float">
            <text:p><text:s/>10,695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350.056" calcext:value-type="float">
            <text:p><text:s/>350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35617" calcext:value-type="float">
            <text:p><text:s/>35,617 <text:s/></text:p>
          </table:table-cell>
          <table:table-cell table:style-name="ce51" office:value-type="float" office:value="3150" calcext:value-type="float">
            <text:p><text:s/>3,150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3667" calcext:value-type="float">
            <text:p><text:s/>3,667 <text:s/></text:p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8704.964" calcext:value-type="float">
            <text:p><text:s/>8,705 <text:s/></text:p>
          </table:table-cell>
          <table:table-cell table:number-columns-repeated="8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651094.55" calcext:value-type="float">
            <text:p><text:s/>2,651,09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651094.55" calcext:value-type="float">
            <text:p><text:s/>2,651,09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2651094.55" calcext:value-type="float">
            <text:p>( 2,651,095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9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1：車用汽油轉變產出中包含生質酒精(即E100) 120 公秉；消費中包含所有車用汽油，不論是否添加生質酒精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motor gasoline" consisted of 120 kiloliters of biogasoline (E100); the consumption of "motor gasoline" consists of all the motor gasoline, whether or not into which biogasoline are blended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2：我國自民國89年全面禁止含鉛汽油供應，故無鉛汽油統計數值等同車用汽油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unleaded gasoline data is equal to the motor gasoline, since the supply of leaded gasoline was prohibited in 2000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2">
          <table:table-cell table:style-name="ce14"/>
          <table:table-cell table:style-name="ce27"/>
          <table:table-cell table:style-name="ce14" table:number-columns-repeated="1022"/>
        </table:table-row>
        <table:table-row table:style-name="ro6" table:number-rows-repeated="5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4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3.$A$1:.$AMJ$10" table:range-usable-as="repeat-column repeat-row"/>
        </table:named-expressions>
      </table:table>
      <table:table table:name="Page4" table:style-name="ta4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8" table:default-cell-style-name="ce16"/>
        <table:table-column table:style-name="co4" table:default-cell-style-name="ce16"/>
        <table:table-column table:style-name="co2" table:number-columns-repeated="2" table:default-cell-style-name="ce15"/>
        <table:table-column table:style-name="co8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9年(西元1990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28" calcext:value-type="float">
              <text:p>28</text:p>
            </table:table-cell>
            <table:table-cell table:style-name="ce44" office:value-type="float" office:value="29" calcext:value-type="float">
              <text:p>29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44" office:value-type="float" office:value="31" calcext:value-type="float">
              <text:p>31</text:p>
            </table:table-cell>
            <table:table-cell table:style-name="ce44" office:value-type="float" office:value="32" calcext:value-type="float">
              <text:p>32</text:p>
            </table:table-cell>
            <table:table-cell table:style-name="ce44" office:value-type="float" office:value="33" calcext:value-type="float">
              <text:p>33</text:p>
            </table:table-cell>
            <table:table-cell table:style-name="ce44" office:value-type="float" office:value="34" calcext:value-type="float">
              <text:p>34</text:p>
            </table:table-cell>
            <table:table-cell table:style-name="ce44" office:value-type="float" office:value="35" calcext:value-type="float">
              <text:p>35</text:p>
            </table:table-cell>
            <table:table-cell table:style-name="ce44" office:value-type="float" office:value="36" calcext:value-type="float">
              <text:p>36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柴油</text:p>
            </table:table-cell>
            <table:table-cell table:style-name="ce45" office:value-type="string" calcext:value-type="string">
              <text:p>燃料油</text:p>
            </table:table-cell>
            <table:table-cell table:style-name="ce45" office:value-type="string" calcext:value-type="string">
              <text:p>白精油</text:p>
            </table:table-cell>
            <table:table-cell table:style-name="ce45" office:value-type="string" calcext:value-type="string">
              <text:p>潤滑油</text:p>
            </table:table-cell>
            <table:table-cell table:style-name="ce45" office:value-type="string" calcext:value-type="string">
              <text:p>柏油</text:p>
            </table:table-cell>
            <table:table-cell table:style-name="ce45" office:value-type="string" calcext:value-type="string">
              <text:p>溶劑油</text:p>
            </table:table-cell>
            <table:table-cell table:style-name="ce45" office:value-type="string" calcext:value-type="string">
              <text:p>石蠟</text:p>
            </table:table-cell>
            <table:table-cell table:style-name="ce45" office:value-type="string" calcext:value-type="string">
              <text:p>石油焦</text:p>
            </table:table-cell>
            <table:table-cell table:style-name="ce45" office:value-type="string" calcext:value-type="string">
              <text:p>其他石油產品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Diesel Oil</text:p>
            </table:table-cell>
            <table:table-cell table:style-name="ce46" office:value-type="string" calcext:value-type="string">
              <text:p>Fuel Oil</text:p>
            </table:table-cell>
            <table:table-cell table:style-name="ce46" office:value-type="string" calcext:value-type="string">
              <text:p>White Spirits</text:p>
            </table:table-cell>
            <table:table-cell table:style-name="ce46" office:value-type="string" calcext:value-type="string">
              <text:p>Lubricants</text:p>
            </table:table-cell>
            <table:table-cell table:style-name="ce46" office:value-type="string" calcext:value-type="string">
              <text:p>Asphalts</text:p>
            </table:table-cell>
            <table:table-cell table:style-name="ce46" office:value-type="string" calcext:value-type="string">
              <text:p>Solvents</text:p>
            </table:table-cell>
            <table:table-cell table:style-name="ce46" office:value-type="string" calcext:value-type="string">
              <text:p>Paraffin Waxes</text:p>
            </table:table-cell>
            <table:table-cell table:style-name="ce46" office:value-type="string" calcext:value-type="string">
              <text:p>Petroleum Coke</text:p>
            </table:table-cell>
            <table:table-cell table:style-name="ce46" office:value-type="string" calcext:value-type="string">
              <text:p>Other Petroleum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8"/>
            <table:table-cell table:style-name="ce62" office:value-type="string" calcext:value-type="string">
              <text:p>Products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噸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885315" calcext:value-type="float">
            <text:p><text:s/>885,315 <text:s/></text:p>
          </table:table-cell>
          <table:table-cell table:style-name="ce50" office:value-type="float" office:value="2442860" calcext:value-type="float">
            <text:p><text:s/>2,442,86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45078" calcext:value-type="float">
            <text:p><text:s/>145,078 <text:s/></text:p>
          </table:table-cell>
          <table:table-cell table:style-name="ce50" office:value-type="float" office:value="40" calcext:value-type="float">
            <text:p><text:s/>40 <text:s/></text:p>
          </table:table-cell>
          <table:table-cell table:style-name="ce50" office:value-type="float" office:value="233548.019146786" calcext:value-type="float">
            <text:p><text:s/>233,54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9037" calcext:value-type="float">
            <text:p><text:s/>19,037 <text:s/></text:p>
          </table:table-cell>
          <table:table-cell table:style-name="ce50" office:value-type="float" office:value="88168" calcext:value-type="float">
            <text:p><text:s/>88,168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06350" calcext:value-type="float">
            <text:p><text:s/>206,35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7429" calcext:value-type="float">
            <text:p><text:s/>107,429 <text:s/></text:p>
          </table:table-cell>
          <table:table-cell table:style-name="ce50" office:value-type="float" office:value="45790" calcext:value-type="float">
            <text:p><text:s/>45,790 <text:s/></text:p>
          </table:table-cell>
          <table:table-cell table:style-name="ce50" office:value-type="float" office:value="13315.9339059261" calcext:value-type="float">
            <text:p><text:s/>13,31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8063" calcext:value-type="float">
            <text:p><text:s/>18,063 <text:s/></text:p>
          </table:table-cell>
          <table:table-cell table:style-name="ce50" office:value-type="float" office:value="174830.352657005" calcext:value-type="float">
            <text:p><text:s/>174,83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style-name="ce50" office:value-type="float" office:value="124680" calcext:value-type="float">
            <text:p><text:s/>124,680 <text:s/></text:p>
          </table:table-cell>
          <table:table-cell table:style-name="ce50" office:value-type="float" office:value="1541998" calcext:value-type="float">
            <text:p><text:s/>1,541,99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50" calcext:value-type="float">
            <text:p><text:s/>2,15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337183" calcext:value-type="float">
            <text:p><text:s/>337,183 <text:s/></text:p>
          </table:table-cell>
          <table:table-cell table:style-name="ce50" office:value-type="float" office:value="-268127.923076923" calcext:value-type="float">
            <text:p><text:s/>-268,12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8385.099009901" calcext:value-type="float">
            <text:p><text:s/>38,385 <text:s/></text:p>
          </table:table-cell>
          <table:table-cell table:style-name="ce50" office:value-type="float" office:value="49638" calcext:value-type="float">
            <text:p><text:s/>49,638 <text:s/></text:p>
          </table:table-cell>
          <table:table-cell table:style-name="ce50" office:value-type="float" office:value="3961" calcext:value-type="float">
            <text:p><text:s/>3,96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-7183" calcext:value-type="float">
            <text:p><text:s/>-7,183 <text:s/></text:p>
          </table:table-cell>
          <table:table-cell table:style-name="ce50" office:value-type="float" office:value="6869.31111111118" calcext:value-type="float">
            <text:p><text:s/>6,869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423452" calcext:value-type="float">
            <text:p><text:s/>423,452 <text:s/></text:p>
          </table:table-cell>
          <table:table-cell table:style-name="ce51" office:value-type="float" office:value="962639.923076923" calcext:value-type="float">
            <text:p><text:s/>962,640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-2886.09900990098" calcext:value-type="float">
            <text:p><text:s/>-2,886 <text:s/></text:p>
          </table:table-cell>
          <table:table-cell table:style-name="ce51" office:value-type="float" office:value="-95388" calcext:value-type="float">
            <text:p><text:s/>-95,388 <text:s/></text:p>
          </table:table-cell>
          <table:table-cell table:style-name="ce51" office:value-type="float" office:value="216271.08524086" calcext:value-type="float">
            <text:p><text:s/>216,271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8157" calcext:value-type="float">
            <text:p><text:s/>8,157 <text:s/></text:p>
          </table:table-cell>
          <table:table-cell table:style-name="ce51" office:value-type="float" office:value="-93531.663768116" calcext:value-type="float">
            <text:p><text:s/>-93,53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39087" calcext:value-type="float">
            <text:p><text:s/>39,087 <text:s/></text:p>
          </table:table-cell>
          <table:table-cell table:style-name="ce50" office:value-type="float" office:value="1850213.92307692" calcext:value-type="float">
            <text:p><text:s/>1,850,21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8" calcext:value-type="float">
            <text:p><text:s/>1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349" calcext:value-type="float">
            <text:p><text:s/>9,349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17595.788888889" calcext:value-type="float">
            <text:p><text:s/>117,596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278975.2277794" calcext:value-type="float">
            <text:p><text:s/>278,975 <text:s/></text:p>
          </table:table-cell>
          <table:table-cell table:style-name="ce50" office:value-type="float" office:value="5120167.40990333" calcext:value-type="float">
            <text:p><text:s/>5,120,16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278955" calcext:value-type="float">
            <text:p><text:s/>278,955 <text:s/></text:p>
          </table:table-cell>
          <table:table-cell table:style-name="ce50" office:value-type="float" office:value="5013421" calcext:value-type="float">
            <text:p><text:s/>5,013,42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20.2277794" calcext:value-type="float">
            <text:p><text:s/>20 <text:s/></text:p>
          </table:table-cell>
          <table:table-cell table:style-name="ce51" office:value-type="float" office:value="106746.40990333" calcext:value-type="float">
            <text:p><text:s/>106,746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4088013" calcext:value-type="float">
            <text:p><text:s/>4,088,013 <text:s/></text:p>
          </table:table-cell>
          <table:table-cell table:style-name="ce50" office:value-type="float" office:value="12057732" calcext:value-type="float">
            <text:p><text:s/>12,057,73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48316.831683168" calcext:value-type="float">
            <text:p><text:s/>348,317 <text:s/></text:p>
          </table:table-cell>
          <table:table-cell table:style-name="ce50" office:value-type="float" office:value="572178" calcext:value-type="float">
            <text:p><text:s/>572,178 <text:s/></text:p>
          </table:table-cell>
          <table:table-cell table:style-name="ce50" office:value-type="float" office:value="82782" calcext:value-type="float">
            <text:p><text:s/>82,78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41370" calcext:value-type="float">
            <text:p><text:s/>141,370 <text:s/></text:p>
          </table:table-cell>
          <table:table-cell table:style-name="ce50" office:value-type="float" office:value="1315303.81497585" calcext:value-type="float">
            <text:p><text:s/>1,315,30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4010559.78090909" calcext:value-type="float">
            <text:p><text:s/>4,010,560 <text:s/></text:p>
          </table:table-cell>
          <table:table-cell table:style-name="ce50" office:value-type="float" office:value="12057732" calcext:value-type="float">
            <text:p><text:s/>12,057,73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48316.831683168" calcext:value-type="float">
            <text:p><text:s/>348,317 <text:s/></text:p>
          </table:table-cell>
          <table:table-cell table:style-name="ce50" office:value-type="float" office:value="572178" calcext:value-type="float">
            <text:p><text:s/>572,178 <text:s/></text:p>
          </table:table-cell>
          <table:table-cell table:style-name="ce50" office:value-type="float" office:value="82782" calcext:value-type="float">
            <text:p><text:s/>82,78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41370" calcext:value-type="float">
            <text:p><text:s/>141,370 <text:s/></text:p>
          </table:table-cell>
          <table:table-cell table:style-name="ce50" office:value-type="float" office:value="1222301.87097585" calcext:value-type="float">
            <text:p><text:s/>1,222,302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77453.2190909091" calcext:value-type="float">
            <text:p><text:s/>77,453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51" office:value-type="float" office:value="93001.944" calcext:value-type="float">
            <text:p><text:s/>93,00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28059" calcext:value-type="float">
            <text:p><text:s/>28,059 <text:s/></text:p>
          </table:table-cell>
          <table:table-cell table:style-name="ce50" office:value-type="float" office:value="680595.37424819" calcext:value-type="float">
            <text:p><text:s/>680,59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style-name="ce50" office:value-type="float" office:value="23" calcext:value-type="float">
            <text:p><text:s/>23 <text:s/></text:p>
          </table:table-cell>
          <table:table-cell table:style-name="ce50" office:value-type="float" office:value="246" calcext:value-type="float">
            <text:p><text:s/>24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489" calcext:value-type="float">
            <text:p><text:s/>489 <text:s/></text:p>
          </table:table-cell>
          <table:table-cell table:style-name="ce50" office:value-type="float" office:value="8806" calcext:value-type="float">
            <text:p><text:s/>8,80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27454" calcext:value-type="float">
            <text:p><text:s/>27,454 <text:s/></text:p>
          </table:table-cell>
          <table:table-cell table:style-name="ce50" office:value-type="float" office:value="671543.37424819" calcext:value-type="float">
            <text:p><text:s/>671,54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style-name="ce51" office:value-type="float" office:value="93" calcext:value-type="float">
            <text:p><text:s/>93 <text:s/></text:p>
          </table:table-cell>
          <table:table-cell table:number-columns-repeated="8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4165343.7722206" calcext:value-type="float">
            <text:p><text:s/>4,165,344 <text:s/></text:p>
          </table:table-cell>
          <table:table-cell table:style-name="ce52" office:value-type="float" office:value="5369395.21584848" calcext:value-type="float">
            <text:p><text:s/>5,369,395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345412.732673267" calcext:value-type="float">
            <text:p><text:s/>345,413 <text:s/></text:p>
          </table:table-cell>
          <table:table-cell table:style-name="ce52" office:value-type="float" office:value="476790" calcext:value-type="float">
            <text:p><text:s/>476,790 <text:s/></text:p>
          </table:table-cell>
          <table:table-cell table:style-name="ce52" office:value-type="float" office:value="289704.08524086" calcext:value-type="float">
            <text:p><text:s/>289,704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149527" calcext:value-type="float">
            <text:p><text:s/>149,527 <text:s/></text:p>
          </table:table-cell>
          <table:table-cell table:style-name="ce52" office:value-type="float" office:value="1104176.36231884" calcext:value-type="float">
            <text:p><text:s/>1,104,176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4165343.7722206" calcext:value-type="float">
            <text:p><text:s/>4,165,344 <text:s/></text:p>
          </table:table-cell>
          <table:table-cell table:style-name="ce52" office:value-type="float" office:value="5369395.21584848" calcext:value-type="float">
            <text:p><text:s/>5,369,395 <text:s/>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112436" calcext:value-type="float">
            <text:p><text:s/>112,436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253563.7722206" calcext:value-type="float">
            <text:p><text:s/>253,564 <text:s/></text:p>
          </table:table-cell>
          <table:table-cell table:style-name="ce50" office:value-type="float" office:value="4742328.21584848" calcext:value-type="float">
            <text:p><text:s/>4,742,32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2436" calcext:value-type="float">
            <text:p><text:s/>112,43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23890" calcext:value-type="float">
            <text:p><text:s/>23,890 <text:s/></text:p>
          </table:table-cell>
          <table:table-cell table:style-name="ce50" office:value-type="float" office:value="14331" calcext:value-type="float">
            <text:p><text:s/>14,33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29321" calcext:value-type="float">
            <text:p><text:s/>29,321 <text:s/></text:p>
          </table:table-cell>
          <table:table-cell table:style-name="ce50" office:value-type="float" office:value="463942.8894587" calcext:value-type="float">
            <text:p><text:s/>463,94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6215" calcext:value-type="float">
            <text:p><text:s/>6,215 <text:s/></text:p>
          </table:table-cell>
          <table:table-cell table:style-name="ce50" office:value-type="float" office:value="917223.69322367" calcext:value-type="float">
            <text:p><text:s/>917,22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322" calcext:value-type="float">
            <text:p><text:s/>322 <text:s/></text:p>
          </table:table-cell>
          <table:table-cell table:style-name="ce50" office:value-type="float" office:value="24753" calcext:value-type="float">
            <text:p><text:s/>24,75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1383" calcext:value-type="float">
            <text:p><text:s/>1,383 <text:s/></text:p>
          </table:table-cell>
          <table:table-cell table:style-name="ce50" office:value-type="float" office:value="6427" calcext:value-type="float">
            <text:p><text:s/>6,42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5652.7722206" calcext:value-type="float">
            <text:p><text:s/>5,653 <text:s/></text:p>
          </table:table-cell>
          <table:table-cell table:style-name="ce50" office:value-type="float" office:value="432218.47187353" calcext:value-type="float">
            <text:p><text:s/>432,21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2300" calcext:value-type="float">
            <text:p><text:s/>42,30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style-name="ce50" office:value-type="float" office:value="790" calcext:value-type="float">
            <text:p><text:s/>790 <text:s/></text:p>
          </table:table-cell>
          <table:table-cell table:style-name="ce50" office:value-type="float" office:value="1311" calcext:value-type="float">
            <text:p><text:s/>1,31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28712" calcext:value-type="float">
            <text:p><text:s/>28,712 <text:s/></text:p>
          </table:table-cell>
          <table:table-cell table:style-name="ce50" office:value-type="float" office:value="1144625.81235458" calcext:value-type="float">
            <text:p><text:s/>1,144,62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28712" calcext:value-type="float">
            <text:p><text:s/>28,712 <text:s/></text:p>
          </table:table-cell>
          <table:table-cell table:style-name="ce50" office:value-type="float" office:value="1136476.99483904" calcext:value-type="float">
            <text:p><text:s/>1,136,47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28712" calcext:value-type="float">
            <text:p>( 28,712 <text:s/>)</text:p>
          </table:table-cell>
          <table:table-cell table:style-name="ce53" office:value-type="float" office:value="1136476.994861" calcext:value-type="float">
            <text:p>( 1,136,477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-0.00002196" calcext:value-type="float">
            <text:p>( -0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148.81752707" calcext:value-type="float">
            <text:p><text:s/>8,14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-0.00001153" calcext:value-type="float">
            <text:p><text:s/>-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5789" calcext:value-type="float">
            <text:p><text:s/>5,789 <text:s/></text:p>
          </table:table-cell>
          <table:table-cell table:style-name="ce50" office:value-type="float" office:value="103896" calcext:value-type="float">
            <text:p><text:s/>103,89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937" calcext:value-type="float">
            <text:p><text:s/>937 <text:s/></text:p>
          </table:table-cell>
          <table:table-cell table:style-name="ce50" office:value-type="float" office:value="102155" calcext:value-type="float">
            <text:p><text:s/>102,15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3611" calcext:value-type="float">
            <text:p><text:s/>3,611 <text:s/></text:p>
          </table:table-cell>
          <table:table-cell table:style-name="ce54" office:value-type="float" office:value="208379.348938" calcext:value-type="float">
            <text:p><text:s/>208,379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33559" calcext:value-type="float">
            <text:p><text:s/>33,559 <text:s/></text:p>
          </table:table-cell>
          <table:table-cell table:style-name="ce50" office:value-type="float" office:value="503174" calcext:value-type="float">
            <text:p><text:s/>503,17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0136" calcext:value-type="float">
            <text:p><text:s/>70,13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23958" calcext:value-type="float">
            <text:p><text:s/>23,958 <text:s/></text:p>
          </table:table-cell>
          <table:table-cell table:style-name="ce50" office:value-type="float" office:value="45647" calcext:value-type="float">
            <text:p><text:s/>45,64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8278" calcext:value-type="float">
            <text:p><text:s/>18,27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9601" calcext:value-type="float">
            <text:p><text:s/>9,601 <text:s/></text:p>
          </table:table-cell>
          <table:table-cell table:style-name="ce50" office:value-type="float" office:value="457527" calcext:value-type="float">
            <text:p><text:s/>457,52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1858" calcext:value-type="float">
            <text:p><text:s/>51,85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481" calcext:value-type="float">
            <text:p>( 481 <text:s/>)</text:p>
          </table:table-cell>
          <table:table-cell table:style-name="ce53" office:value-type="float" office:value="24463" calcext:value-type="float">
            <text:p>( 24,463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3451" calcext:value-type="float">
            <text:p>( 3,451 <text:s/>)</text:p>
          </table:table-cell>
          <table:table-cell table:style-name="ce55" office:value-type="float" office:value="264453" calcext:value-type="float">
            <text:p>( 264,453 <text:s/>)</text:p>
          </table:table-cell>
          <table:table-cell table:number-columns-repeated="7" table:style-name="ce55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7576" calcext:value-type="float">
            <text:p><text:s/>17,576 <text:s/></text:p>
          </table:table-cell>
          <table:table-cell table:style-name="ce50" office:value-type="float" office:value="515974" calcext:value-type="float">
            <text:p><text:s/>515,97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5882" calcext:value-type="float">
            <text:p><text:s/>15,882 <text:s/></text:p>
          </table:table-cell>
          <table:table-cell table:style-name="ce50" office:value-type="float" office:value="461796" calcext:value-type="float">
            <text:p><text:s/>461,79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1694" calcext:value-type="float">
            <text:p><text:s/>1,694 <text:s/></text:p>
          </table:table-cell>
          <table:table-cell table:style-name="ce50" office:value-type="float" office:value="54178" calcext:value-type="float">
            <text:p><text:s/>54,17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5254" calcext:value-type="float">
            <text:p><text:s/>5,254 <text:s/></text:p>
          </table:table-cell>
          <table:table-cell table:style-name="ce50" office:value-type="float" office:value="75208" calcext:value-type="float">
            <text:p><text:s/>75,20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1843" calcext:value-type="float">
            <text:p><text:s/>1,843 <text:s/></text:p>
          </table:table-cell>
          <table:table-cell table:style-name="ce54" office:value-type="float" office:value="17725" calcext:value-type="float">
            <text:p><text:s/>17,725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7972" calcext:value-type="float">
            <text:p><text:s/>7,972 <text:s/></text:p>
          </table:table-cell>
          <table:table-cell table:style-name="ce50" office:value-type="float" office:value="61550" calcext:value-type="float">
            <text:p><text:s/>61,55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13702" calcext:value-type="float">
            <text:p><text:s/>13,702 <text:s/></text:p>
          </table:table-cell>
          <table:table-cell table:style-name="ce50" office:value-type="float" office:value="41657" calcext:value-type="float">
            <text:p><text:s/>41,65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2614" calcext:value-type="float">
            <text:p><text:s/>2,614 <text:s/></text:p>
          </table:table-cell>
          <table:table-cell table:style-name="ce50" office:value-type="float" office:value="26993" calcext:value-type="float">
            <text:p><text:s/>26,99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style-name="ce50" office:value-type="float" office:value="211" calcext:value-type="float">
            <text:p><text:s/>211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style-name="ce50" office:value-type="float" office:value="64210" calcext:value-type="float">
            <text:p><text:s/>64,210 <text:s/></text:p>
          </table:table-cell>
          <table:table-cell table:style-name="ce50" office:value-type="float" office:value="80784" calcext:value-type="float">
            <text:p><text:s/>80,78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style-name="ce50" office:value-type="float" office:value="2606025" calcext:value-type="float">
            <text:p><text:s/>2,606,025 <text:s/></text:p>
          </table:table-cell>
          <table:table-cell table:style-name="ce50" office:value-type="float" office:value="136818" calcext:value-type="float">
            <text:p><text:s/>136,81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style-name="ce50" office:value-type="float" office:value="2455276" calcext:value-type="float">
            <text:p><text:s/>2,455,276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style-name="ce50" office:value-type="float" office:value="47503" calcext:value-type="float">
            <text:p><text:s/>47,503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style-name="ce50" office:value-type="float" office:value="103246" calcext:value-type="float">
            <text:p><text:s/>103,246 <text:s/></text:p>
          </table:table-cell>
          <table:table-cell table:style-name="ce50" office:value-type="float" office:value="136818" calcext:value-type="float">
            <text:p><text:s/>136,81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style-name="ce50" office:value-type="float" office:value="887024" calcext:value-type="float">
            <text:p><text:s/>887,024 <text:s/></text:p>
          </table:table-cell>
          <table:table-cell table:style-name="ce50" office:value-type="float" office:value="175365" calcext:value-type="float">
            <text:p><text:s/>175,36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style-name="ce50" office:value-type="float" office:value="1571" calcext:value-type="float">
            <text:p><text:s/>1,571 <text:s/></text:p>
          </table:table-cell>
          <table:table-cell table:style-name="ce50" office:value-type="float" office:value="1339" calcext:value-type="float">
            <text:p><text:s/>1,33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style-name="ce51" office:value-type="float" office:value="885453" calcext:value-type="float">
            <text:p><text:s/>885,453 <text:s/></text:p>
          </table:table-cell>
          <table:table-cell table:style-name="ce51" office:value-type="float" office:value="174026" calcext:value-type="float">
            <text:p><text:s/>174,026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418731" calcext:value-type="float">
            <text:p><text:s/>418,731 <text:s/></text:p>
          </table:table-cell>
          <table:table-cell table:style-name="ce50" office:value-type="float" office:value="314884" calcext:value-type="float">
            <text:p><text:s/>314,88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39007" calcext:value-type="float">
            <text:p><text:s/>39,007 <text:s/></text:p>
          </table:table-cell>
          <table:table-cell table:style-name="ce50" office:value-type="float" office:value="58983" calcext:value-type="float">
            <text:p><text:s/>58,98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style-name="ce50" office:value-type="float" office:value="2751" calcext:value-type="float">
            <text:p><text:s/>2,751 <text:s/></text:p>
          </table:table-cell>
          <table:table-cell table:style-name="ce50" office:value-type="float" office:value="2816" calcext:value-type="float">
            <text:p><text:s/>2,81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style-name="ce50" office:value-type="float" office:value="11110" calcext:value-type="float">
            <text:p><text:s/>11,110 <text:s/></text:p>
          </table:table-cell>
          <table:table-cell table:style-name="ce50" office:value-type="float" office:value="327" calcext:value-type="float">
            <text:p><text:s/>32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style-name="ce50" office:value-type="float" office:value="5655" calcext:value-type="float">
            <text:p><text:s/>5,655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style-name="ce50" office:value-type="float" office:value="3391" calcext:value-type="float">
            <text:p><text:s/>3,391 <text:s/></text:p>
          </table:table-cell>
          <table:table-cell table:style-name="ce50" office:value-type="float" office:value="1565" calcext:value-type="float">
            <text:p><text:s/>1,56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260653" calcext:value-type="float">
            <text:p><text:s/>260,653 <text:s/></text:p>
          </table:table-cell>
          <table:table-cell table:style-name="ce50" office:value-type="float" office:value="210423" calcext:value-type="float">
            <text:p><text:s/>210,42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96164" calcext:value-type="float">
            <text:p><text:s/>96,164 <text:s/></text:p>
          </table:table-cell>
          <table:table-cell table:style-name="ce51" office:value-type="float" office:value="40770" calcext:value-type="float">
            <text:p><text:s/>40,770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45412.732673267" calcext:value-type="float">
            <text:p><text:s/>345,413 <text:s/></text:p>
          </table:table-cell>
          <table:table-cell table:style-name="ce50" office:value-type="float" office:value="476790" calcext:value-type="float">
            <text:p><text:s/>476,790 <text:s/></text:p>
          </table:table-cell>
          <table:table-cell table:style-name="ce50" office:value-type="float" office:value="289704.08524086" calcext:value-type="float">
            <text:p><text:s/>289,70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7091" calcext:value-type="float">
            <text:p><text:s/>37,091 <text:s/></text:p>
          </table:table-cell>
          <table:table-cell table:style-name="ce50" office:value-type="float" office:value="1104176.36231884" calcext:value-type="float">
            <text:p><text:s/>1,104,176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45412.732673267" calcext:value-type="float">
            <text:p><text:s/>345,413 <text:s/></text:p>
          </table:table-cell>
          <table:table-cell table:style-name="ce50" office:value-type="float" office:value="476790" calcext:value-type="float">
            <text:p><text:s/>476,790 <text:s/></text:p>
          </table:table-cell>
          <table:table-cell table:style-name="ce50" office:value-type="float" office:value="289704.08524086" calcext:value-type="float">
            <text:p><text:s/>289,70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7091" calcext:value-type="float">
            <text:p><text:s/>37,091 <text:s/></text:p>
          </table:table-cell>
          <table:table-cell table:style-name="ce50" office:value-type="float" office:value="1104176.36231884" calcext:value-type="float">
            <text:p><text:s/>1,104,176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1092752.76195959" calcext:value-type="float">
            <text:p><text:s/>1,092,753 <text:s/></text:p>
          </table:table-cell>
          <table:table-cell table:style-name="ce57" office:value-type="float" office:value="21267669.0637194" calcext:value-type="float">
            <text:p><text:s/>21,267,669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1092658.12970559" calcext:value-type="float">
            <text:p><text:s/>1,092,658 <text:s/></text:p>
          </table:table-cell>
          <table:table-cell table:style-name="ce57" office:value-type="float" office:value="20593742.7632944" calcext:value-type="float">
            <text:p><text:s/>20,593,743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94.632254" calcext:value-type="float">
            <text:p><text:s/>95 <text:s/></text:p>
          </table:table-cell>
          <table:table-cell table:style-name="ce57" office:value-type="float" office:value="673926.300425" calcext:value-type="float">
            <text:p><text:s/>673,926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63" office:value-type="string" calcext:value-type="string" table:number-columns-spanned="12" table:number-rows-spanned="1">
            <text:p>說明 3：柴油轉變產出中包含生質柴油(即B100) 60 公秉，自103年5月5日起已停止摻配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column "diesel oil" consisted of 60 kiloliters of biodiesels (B100). It has no longer been blended with B100 since May 5, 2014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4：燃料油轉變產出含再生燃料油 46,510 公秉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fuel oil" consisted of 46,510 kiloliters of liquid biofuels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4" table:number-columns-spanned="12" table:number-rows-spanned="1"/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6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4.$A$1:.$AMJ$10" table:range-usable-as="repeat-column repeat-row"/>
        </table:named-expressions>
      </table:table>
      <table:table table:name="Page5" table:style-name="ta5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3" table:default-cell-style-name="ce16"/>
        <table:table-column table:style-name="co14" table:number-columns-repeated="2" table:default-cell-style-name="ce16"/>
        <table:table-column table:style-name="co13" table:number-columns-repeated="2" table:default-cell-style-name="ce16"/>
        <table:table-column table:style-name="co14" table:number-columns-repeated="4" table:default-cell-style-name="ce16"/>
        <table:table-column table:style-name="co6" table:default-cell-style-name="ce15"/>
        <table:table-column table:style-name="co15" table:default-cell-style-name="ce15"/>
        <table:table-column table:style-name="co16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3" table:number-rows-spanned="1">
              <text:p>能源平衡表－OECD能源統計格式（原始單位）</text:p>
            </table:table-cell>
            <table:covered-table-cell table:number-columns-repeated="12" table:style-name="ce17"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9年(西元1990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37" calcext:value-type="float">
              <text:p>37</text:p>
            </table:table-cell>
            <table:table-cell table:style-name="ce44" office:value-type="float" office:value="38" calcext:value-type="float">
              <text:p>38</text:p>
            </table:table-cell>
            <table:table-cell table:style-name="ce44" office:value-type="float" office:value="39" calcext:value-type="float">
              <text:p>39</text:p>
            </table:table-cell>
            <table:table-cell table:style-name="ce44" office:value-type="float" office:value="40" calcext:value-type="float">
              <text:p>40</text:p>
            </table:table-cell>
            <table:table-cell table:style-name="ce44" office:value-type="float" office:value="41" calcext:value-type="float">
              <text:p>41</text:p>
            </table:table-cell>
            <table:table-cell table:style-name="ce44" office:value-type="float" office:value="42" calcext:value-type="float">
              <text:p>42</text:p>
            </table:table-cell>
            <table:table-cell table:style-name="ce44" office:value-type="float" office:value="43" calcext:value-type="float">
              <text:p>43</text:p>
            </table:table-cell>
            <table:table-cell table:style-name="ce44" office:value-type="float" office:value="44" calcext:value-type="float">
              <text:p>44</text:p>
            </table:table-cell>
            <table:table-cell table:style-name="ce44" office:value-type="float" office:value="45" calcext:value-type="float">
              <text:p>45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天然氣合計</text:p>
            </table:table-cell>
            <table:table-cell table:style-name="ce45" office:value-type="string" calcext:value-type="string">
              <text:p>(自產)</text:p>
            </table:table-cell>
            <table:table-cell table:style-name="ce45" office:value-type="string" calcext:value-type="string">
              <text:p>(進口)</text:p>
            </table:table-cell>
            <table:table-cell table:style-name="ce45" office:value-type="string" calcext:value-type="string">
              <text:p>生質能及</text:p>
            </table:table-cell>
            <table:table-cell table:style-name="ce45" office:value-type="string" calcext:value-type="string">
              <text:p>生質能合計</text:p>
            </table:table-cell>
            <table:table-cell table:style-name="ce45" office:value-type="string" calcext:value-type="string">
              <text:p>固態生質能</text:p>
            </table:table-cell>
            <table:table-cell table:style-name="ce45" office:value-type="string" calcext:value-type="string">
              <text:p>液態生質能</text:p>
            </table:table-cell>
            <table:table-cell table:style-name="ce45" office:value-type="string" calcext:value-type="string">
              <text:p>氣態生質能</text:p>
            </table:table-cell>
            <table:table-cell table:style-name="ce45" office:value-type="string" calcext:value-type="string">
              <text:p>廢棄物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45" office:value-type="string" calcext:value-type="string">
              <text:p>天然氣</text:p>
            </table:table-cell>
            <table:table-cell table:style-name="ce45" office:value-type="string" calcext:value-type="string">
              <text:p>液化天然氣</text:p>
            </table:table-cell>
            <table:table-cell table:style-name="ce45" office:value-type="string" calcext:value-type="string">
              <text:p>廢棄物合計</text:p>
            </table:table-cell>
            <table:table-cell table:style-name="ce45" table:number-columns-repeated="3"/>
            <table:table-cell table:style-name="ce61"/>
            <table:table-cell table:style-name="ce45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(Indigenous)</text:p>
            </table:table-cell>
            <table:table-cell table:style-name="ce46" office:value-type="string" calcext:value-type="string">
              <text:p>(Imported)</text:p>
            </table:table-cell>
            <table:table-cell table:style-name="ce46" office:value-type="string" calcext:value-type="string">
              <text:p>Biomass and</text:p>
            </table:table-cell>
            <table:table-cell table:style-name="ce46" office:value-type="string" calcext:value-type="string">
              <text:p>Biomasss Total</text:p>
            </table:table-cell>
            <table:table-cell table:style-name="ce46" office:value-type="string" calcext:value-type="string">
              <text:p>Solid Biomass</text:p>
            </table:table-cell>
            <table:table-cell table:style-name="ce46" office:value-type="string" calcext:value-type="string">
              <text:p>Liguid Biomass</text:p>
            </table:table-cell>
            <table:table-cell table:style-name="ce46" office:value-type="string" calcext:value-type="string">
              <text:p>Biogas</text:p>
            </table:table-cell>
            <table:table-cell table:style-name="ce62" office:value-type="string" calcext:value-type="string">
              <text:p>Waste an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Total</text:p>
            </table:table-cell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LNG</text:p>
            </table:table-cell>
            <table:table-cell table:style-name="ce62" office:value-type="string" calcext:value-type="string">
              <text:p>Waste Total</text:p>
            </table:table-cell>
            <table:table-cell table:style-name="ce62" table:number-columns-repeated="3"/>
            <table:table-cell table:style-name="ce46"/>
            <table:table-cell table:style-name="ce62" office:value-type="string" calcext:value-type="string">
              <text:p>Other Non-Specifie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噸)</text:p>
            </table:table-cell>
            <table:table-cell table:number-columns-repeated="2" table:style-name="ce45" office:value-type="string" calcext:value-type="string">
              <text:p>(千立方公尺)</text:p>
            </table:table-cell>
            <table:table-cell table:number-columns-repeated="6"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MT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number-columns-repeated="6"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38-C39</text:p>
            </table:table-cell>
            <table:table-cell table:style-name="ce48" table:number-columns-repeated="2"/>
            <table:table-cell table:style-name="ce48" office:value-type="string" calcext:value-type="string">
              <text:p>C41+C45</text:p>
            </table:table-cell>
            <table:table-cell table:style-name="ce48" office:value-type="string" calcext:value-type="string">
              <text:p>C42-C44</text:p>
            </table:table-cell>
            <table:table-cell table:style-name="ce48" table:number-columns-repeated="4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889305.681818182" calcext:value-type="float">
            <text:p><text:s/>889,306 <text:s/></text:p>
          </table:table-cell>
          <table:table-cell table:style-name="ce49" office:value-type="float" office:value="1304315" calcext:value-type="float">
            <text:p><text:s/>1,304,315 <text:s/></text:p>
          </table:table-cell>
          <table:table-cell table:style-name="ce49" office:value-type="float" office:value="0" calcext:value-type="float">
            <text:p/>
          </table:table-cell>
          <table:table-cell table:number-columns-repeated="3" table:style-name="ce49" office:value-type="float" office:value="49985.066499058" calcext:value-type="float">
            <text:p><text:s/>49,985 <text:s/>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648203.787878788" calcext:value-type="float">
            <text:p><text:s/>648,20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55629" calcext:value-type="float">
            <text:p><text:s/>855,62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346978.181818182" calcext:value-type="float">
            <text:p><text:s/>346,978 <text:s/></text:p>
          </table:table-cell>
          <table:table-cell table:style-name="ce50" office:value-type="float" office:value="223138" calcext:value-type="float">
            <text:p><text:s/>223,138 <text:s/></text:p>
          </table:table-cell>
          <table:table-cell table:style-name="ce50" office:value-type="float" office:value="257187" calcext:value-type="float">
            <text:p><text:s/>257,18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1190531.28787879" calcext:value-type="float">
            <text:p><text:s/>1,190,531 <text:s/></text:p>
          </table:table-cell>
          <table:table-cell table:style-name="ce51" office:value-type="float" office:value="1081177" calcext:value-type="float">
            <text:p><text:s/>1,081,177 <text:s/></text:p>
          </table:table-cell>
          <table:table-cell table:style-name="ce51" office:value-type="float" office:value="598442" calcext:value-type="float">
            <text:p><text:s/>598,442 <text:s/></text:p>
          </table:table-cell>
          <table:table-cell table:number-columns-repeated="3" table:style-name="ce51" office:value-type="float" office:value="49985.066499058" calcext:value-type="float">
            <text:p><text:s/>49,985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528203.787878788" calcext:value-type="float">
            <text:p><text:s/>528,20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97229" calcext:value-type="float">
            <text:p><text:s/>697,22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216487.661934639" calcext:value-type="float">
            <text:p><text:s/>216,488 <text:s/></text:p>
          </table:table-cell>
          <table:table-cell table:style-name="ce50" office:value-type="float" office:value="3292.47687656" calcext:value-type="float">
            <text:p><text:s/>3,292 <text:s/></text:p>
          </table:table-cell>
          <table:table-cell table:style-name="ce50" office:value-type="float" office:value="282800.48456482" calcext:value-type="float">
            <text:p><text:s/>282,800 <text:s/></text:p>
          </table:table-cell>
          <table:table-cell table:number-columns-repeated="3" table:style-name="ce50" office:value-type="float" office:value="49985.0665035845" calcext:value-type="float">
            <text:p><text:s/>49,98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204550" calcext:value-type="float">
            <text:p><text:s/>204,55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70006" calcext:value-type="float">
            <text:p><text:s/>270,00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11937.6619346394" calcext:value-type="float">
            <text:p><text:s/>11,938 <text:s/></text:p>
          </table:table-cell>
          <table:table-cell table:style-name="ce51" office:value-type="float" office:value="3292.47687656" calcext:value-type="float">
            <text:p><text:s/>3,292 <text:s/></text:p>
          </table:table-cell>
          <table:table-cell table:style-name="ce51" office:value-type="float" office:value="12794.48456482" calcext:value-type="float">
            <text:p><text:s/>12,794 <text:s/></text:p>
          </table:table-cell>
          <table:table-cell table:number-columns-repeated="3" table:style-name="ce51" office:value-type="float" office:value="49985.0665035845" calcext:value-type="float">
            <text:p><text:s/>49,985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589882.651515152" calcext:value-type="float">
            <text:p><text:s/>589,883 <text:s/></text:p>
          </table:table-cell>
          <table:table-cell table:style-name="ce50" office:value-type="float" office:value="81869" calcext:value-type="float">
            <text:p><text:s/>81,869 <text:s/></text:p>
          </table:table-cell>
          <table:table-cell table:style-name="ce50" office:value-type="float" office:value="704963" calcext:value-type="float">
            <text:p><text:s/>704,96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589882.651515152" calcext:value-type="float">
            <text:p><text:s/>589,883 <text:s/></text:p>
          </table:table-cell>
          <table:table-cell table:style-name="ce51" office:value-type="float" office:value="81869" calcext:value-type="float">
            <text:p><text:s/>81,869 <text:s/></text:p>
          </table:table-cell>
          <table:table-cell table:style-name="ce51" office:value-type="float" office:value="704963" calcext:value-type="float">
            <text:p><text:s/>704,963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284543.648056955" calcext:value-type="float">
            <text:p><text:s/>284,544 <text:s/></text:p>
          </table:table-cell>
          <table:table-cell table:style-name="ce50" office:value-type="float" office:value="67399" calcext:value-type="float">
            <text:p><text:s/>67,399 <text:s/></text:p>
          </table:table-cell>
          <table:table-cell table:style-name="ce50" office:value-type="float" office:value="314938.51543518" calcext:value-type="float">
            <text:p><text:s/>314,93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284543.648056955" calcext:value-type="float">
            <text:p><text:s/>284,544 <text:s/></text:p>
          </table:table-cell>
          <table:table-cell table:style-name="ce50" office:value-type="float" office:value="67399" calcext:value-type="float">
            <text:p><text:s/>67,399 <text:s/></text:p>
          </table:table-cell>
          <table:table-cell table:style-name="ce50" office:value-type="float" office:value="314938.51543518" calcext:value-type="float">
            <text:p><text:s/>314,93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751178.841523558" calcext:value-type="float">
            <text:p><text:s/>751,179 <text:s/></text:p>
          </table:table-cell>
          <table:table-cell table:style-name="ce52" office:value-type="float" office:value="1092354.52312344" calcext:value-type="float">
            <text:p><text:s/>1,092,355 <text:s/></text:p>
          </table:table-cell>
          <table:table-cell table:style-name="ce52" office:value-type="float" office:value="8437" calcext:value-type="float">
            <text:p><text:s/>8,437 <text:s/></text:p>
          </table:table-cell>
          <table:table-cell table:number-columns-repeated="3" table:style-name="ce52" office:value-type="float" office:value="-0.0000045265379" calcext:value-type="float">
            <text:p><text:s/>-0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616202.023341739" calcext:value-type="float">
            <text:p><text:s/>616,202 <text:s/></text:p>
          </table:table-cell>
          <table:table-cell table:style-name="ce52" office:value-type="float" office:value="894388.52312344" calcext:value-type="float">
            <text:p><text:s/>894,389 <text:s/></text:p>
          </table:table-cell>
          <table:table-cell table:style-name="ce52" office:value-type="float" office:value="8437" calcext:value-type="float">
            <text:p><text:s/>8,437 <text:s/></text:p>
          </table:table-cell>
          <table:table-cell table:number-columns-repeated="3" table:style-name="ce52" office:value-type="float" office:value="-0.0000045265379" calcext:value-type="float">
            <text:p><text:s/>-0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161520.05364477" calcext:value-type="float">
            <text:p><text:s/>161,520 <text:s/></text:p>
          </table:table-cell>
          <table:table-cell table:style-name="ce50" office:value-type="float" office:value="227790.52312344" calcext:value-type="float">
            <text:p><text:s/>227,791 <text:s/></text:p>
          </table:table-cell>
          <table:table-cell table:style-name="ce50" office:value-type="float" office:value="8195" calcext:value-type="float">
            <text:p><text:s/>8,195 <text:s/></text:p>
          </table:table-cell>
          <table:table-cell table:number-columns-repeated="3" table:style-name="ce50" office:value-type="float" office:value="-0.0000045265379" calcext:value-type="float">
            <text:p><text:s/>-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49.7727272727273" calcext:value-type="float">
            <text:p><text:s/>50 <text:s/></text:p>
          </table:table-cell>
          <table:table-cell table:style-name="ce50" office:value-type="float" office:value="73" calcext:value-type="float">
            <text:p><text:s/>7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11975.8112205273" calcext:value-type="float">
            <text:p><text:s/>11,976 <text:s/></text:p>
          </table:table-cell>
          <table:table-cell table:style-name="ce50" office:value-type="float" office:value="17564.52312344" calcext:value-type="float">
            <text:p><text:s/>17,56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460.227272727273" calcext:value-type="float">
            <text:p><text:s/>460 <text:s/></text:p>
          </table:table-cell>
          <table:table-cell table:style-name="ce50" office:value-type="float" office:value="675" calcext:value-type="float">
            <text:p><text:s/>67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8.18181818181818" calcext:value-type="float">
            <text:p><text:s/>8 <text:s/></text:p>
          </table:table-cell>
          <table:table-cell table:style-name="ce50" office:value-type="float" office:value="12" calcext:value-type="float">
            <text:p><text:s/>1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3" table:style-name="ce50" office:value-type="float" office:value="-0.0000045265379" calcext:value-type="float">
            <text:p><text:s/>-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6208.33333333333" calcext:value-type="float">
            <text:p><text:s/>6,20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195" calcext:value-type="float">
            <text:p><text:s/>8,19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6208.33333333333" calcext:value-type="float">
            <text:p><text:s/>6,20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195" calcext:value-type="float">
            <text:p><text:s/>8,19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6208.33333333333" calcext:value-type="float">
            <text:p>( 6,208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8195" calcext:value-type="float">
            <text:p>( 8,195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2196.81818181818" calcext:value-type="float">
            <text:p><text:s/>2,197 <text:s/></text:p>
          </table:table-cell>
          <table:table-cell table:style-name="ce50" office:value-type="float" office:value="3222" calcext:value-type="float">
            <text:p><text:s/>3,22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199.090909090909" calcext:value-type="float">
            <text:p><text:s/>199 <text:s/></text:p>
          </table:table-cell>
          <table:table-cell table:style-name="ce54" office:value-type="float" office:value="292" calcext:value-type="float">
            <text:p><text:s/>292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11353.863636364" calcext:value-type="float">
            <text:p><text:s/>111,354 <text:s/></text:p>
          </table:table-cell>
          <table:table-cell table:style-name="ce50" office:value-type="float" office:value="163319" calcext:value-type="float">
            <text:p><text:s/>163,31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111353.863636364" calcext:value-type="float">
            <text:p><text:s/>111,354 <text:s/></text:p>
          </table:table-cell>
          <table:table-cell table:style-name="ce50" office:value-type="float" office:value="163319" calcext:value-type="float">
            <text:p><text:s/>163,31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59110.9090909091" calcext:value-type="float">
            <text:p>( 59,111 <text:s/>)</text:p>
          </table:table-cell>
          <table:table-cell table:style-name="ce53" office:value-type="float" office:value="86696" calcext:value-type="float">
            <text:p>( 86,696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25656.1363636364" calcext:value-type="float">
            <text:p>( 25,656 <text:s/>)</text:p>
          </table:table-cell>
          <table:table-cell table:style-name="ce55" office:value-type="float" office:value="37629" calcext:value-type="float">
            <text:p>( 37,629 <text:s/>)</text:p>
          </table:table-cell>
          <table:table-cell table:number-columns-repeated="7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6.3636363636364" calcext:value-type="float">
            <text:p><text:s/>16 <text:s/></text:p>
          </table:table-cell>
          <table:table-cell table:style-name="ce50" office:value-type="float" office:value="24" calcext:value-type="float">
            <text:p><text:s/>2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6.3636363636364" calcext:value-type="float">
            <text:p><text:s/>16 <text:s/></text:p>
          </table:table-cell>
          <table:table-cell table:style-name="ce50" office:value-type="float" office:value="24" calcext:value-type="float">
            <text:p><text:s/>2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2081.59090909091" calcext:value-type="float">
            <text:p><text:s/>2,082 <text:s/></text:p>
          </table:table-cell>
          <table:table-cell table:style-name="ce50" office:value-type="float" office:value="3053" calcext:value-type="float">
            <text:p><text:s/>3,05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475.909090909091" calcext:value-type="float">
            <text:p><text:s/>476 <text:s/></text:p>
          </table:table-cell>
          <table:table-cell table:style-name="ce54" office:value-type="float" office:value="698" calcext:value-type="float">
            <text:p><text:s/>698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26456.5909090909" calcext:value-type="float">
            <text:p><text:s/>26,457 <text:s/></text:p>
          </table:table-cell>
          <table:table-cell table:style-name="ce50" office:value-type="float" office:value="38803" calcext:value-type="float">
            <text:p><text:s/>38,80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37.5" calcext:value-type="float">
            <text:p><text:s/>38 <text:s/></text:p>
          </table:table-cell>
          <table:table-cell table:style-name="ce50" office:value-type="float" office:value="55" calcext:value-type="float">
            <text:p><text:s/>5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76204.0909090909" calcext:value-type="float">
            <text:p><text:s/>76,204 <text:s/></text:p>
          </table:table-cell>
          <table:table-cell table:style-name="ce50" office:value-type="float" office:value="111766" calcext:value-type="float">
            <text:p><text:s/>111,76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65685" calcext:value-type="float">
            <text:p><text:s/>65,685 <text:s/></text:p>
          </table:table-cell>
          <table:table-cell table:style-name="ce50" office:value-type="float" office:value="96338" calcext:value-type="float">
            <text:p><text:s/>96,33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7705.90909090909" calcext:value-type="float">
            <text:p><text:s/>7,706 <text:s/></text:p>
          </table:table-cell>
          <table:table-cell table:style-name="ce50" office:value-type="float" office:value="11302" calcext:value-type="float">
            <text:p><text:s/>11,30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2813.18181818182" calcext:value-type="float">
            <text:p><text:s/>2,813 <text:s/></text:p>
          </table:table-cell>
          <table:table-cell table:style-name="ce51" office:value-type="float" office:value="4126" calcext:value-type="float">
            <text:p><text:s/>4,126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378477.878787879" calcext:value-type="float">
            <text:p><text:s/>378,478 <text:s/></text:p>
          </table:table-cell>
          <table:table-cell table:style-name="ce52" office:value-type="float" office:value="554832" calcext:value-type="float">
            <text:p><text:s/>554,832 <text:s/></text:p>
          </table:table-cell>
          <table:table-cell table:style-name="ce52" office:value-type="float" office:value="242" calcext:value-type="float">
            <text:p><text:s/>242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style-name="ce50" office:value-type="float" office:value="134976.818181818" calcext:value-type="float">
            <text:p><text:s/>134,977 <text:s/></text:p>
          </table:table-cell>
          <table:table-cell table:style-name="ce50" office:value-type="float" office:value="197966" calcext:value-type="float">
            <text:p><text:s/>197,96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style-name="ce50" office:value-type="float" office:value="134976.818181818" calcext:value-type="float">
            <text:p><text:s/>134,977 <text:s/></text:p>
          </table:table-cell>
          <table:table-cell table:style-name="ce50" office:value-type="float" office:value="197966" calcext:value-type="float">
            <text:p><text:s/>197,96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1203325.846047" calcext:value-type="float">
            <text:p><text:s/>1,203,326 <text:s/></text:p>
          </table:table-cell>
          <table:table-cell table:style-name="ce57" office:value-type="float" office:value="34955" calcext:value-type="float">
            <text:p><text:s/>34,955 <text:s/></text:p>
          </table:table-cell>
          <table:table-cell table:style-name="ce57" office:value-type="float" office:value="1168370.846047" calcext:value-type="float">
            <text:p><text:s/>1,168,371 <text:s/></text:p>
          </table:table-cell>
          <table:table-cell table:number-columns-repeated="3" table:style-name="ce57" office:value-type="float" office:value="208827.743069" calcext:value-type="float">
            <text:p><text:s/>208,828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1034971.9" calcext:value-type="float">
            <text:p><text:s/>1,034,972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034971.9" calcext:value-type="float">
            <text:p><text:s/>1,034,972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168353.946047" calcext:value-type="float">
            <text:p><text:s/>168,354 <text:s/></text:p>
          </table:table-cell>
          <table:table-cell table:style-name="ce57" office:value-type="float" office:value="34955" calcext:value-type="float">
            <text:p><text:s/>34,955 <text:s/></text:p>
          </table:table-cell>
          <table:table-cell table:style-name="ce57" office:value-type="float" office:value="133398.946047" calcext:value-type="float">
            <text:p><text:s/>133,399 <text:s/></text:p>
          </table:table-cell>
          <table:table-cell table:number-columns-repeated="3" table:style-name="ce57" office:value-type="float" office:value="208827.743069" calcext:value-type="float">
            <text:p><text:s/>208,828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5：在消費端之自產天然氣即天然氣(1), 進口液化天然氣即天然氣(2)。</text:p>
          </table:table-cell>
          <table:covered-table-cell table:number-columns-repeated="11" table:style-name="ce63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Consumption data of domestic NG is the data of NG (1), that of imported LNG is the data of NG (2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5" office:value-type="string" calcext:value-type="string" table:number-columns-spanned="12" table:number-rows-spanned="1">
            <text:p>　　 6：天然氣合計(公噸)=自產天然氣(立方公尺)*8,000/9,000(熱值換算為液化天然氣當量)/1.32(換算為公噸)+液化天然氣(立方公尺)/1.32(換算為公噸)。</text:p>
          </table:table-cell>
          <table:covered-table-cell table:number-columns-repeated="11" table:style-name="ce65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Natural Gas Total(MT)=NG(10M3) *8,000/9,000( converted to the equivalent heat content of LNG ) /1.32(converted to MT)+LNG(10M3)/1.32( converted to MT 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 table:number-rows-repeated="7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5.$A$1:.$AMJ$10" table:range-usable-as="repeat-column repeat-row"/>
        </table:named-expressions>
      </table:table>
      <table:table table:name="Page6" table:style-name="ta6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7" table:number-columns-repeated="6" table:default-cell-style-name="ce16"/>
        <table:table-column table:style-name="co2" table:default-cell-style-name="ce16"/>
        <table:table-column table:style-name="co9" table:number-columns-repeated="1014" table:default-cell-style-name="ce16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原始單位）</text:p>
            </table:table-cell>
            <table:covered-table-cell table:number-columns-repeated="8" table:style-name="ce17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9年(西元1990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46" calcext:value-type="float">
              <text:p>46</text:p>
            </table:table-cell>
            <table:table-cell table:style-name="ce44" office:value-type="float" office:value="47" calcext:value-type="float">
              <text:p>47</text:p>
            </table:table-cell>
            <table:table-cell table:style-name="ce44" office:value-type="float" office:value="48" calcext:value-type="float">
              <text:p>48</text:p>
            </table:table-cell>
            <table:table-cell table:style-name="ce44" office:value-type="float" office:value="49" calcext:value-type="float">
              <text:p>49</text:p>
            </table:table-cell>
            <table:table-cell table:style-name="ce44" office:value-type="float" office:value="50" calcext:value-type="float">
              <text:p>50</text:p>
            </table:table-cell>
            <table:table-cell table:style-name="ce44" office:value-type="float" office:value="51" calcext:value-type="float">
              <text:p>51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核能</text:p>
            </table:table-cell>
            <table:table-cell table:style-name="ce45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45" office:value-type="string" calcext:value-type="string">
              <text:p>風力</text:p>
            </table:table-cell>
            <table:table-cell table:style-name="ce45" office:value-type="string" calcext:value-type="string">
              <text:p>電力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2"/>
            <table:table-cell table:style-name="ce59" table:number-columns-repeated="2"/>
            <table:table-cell table:style-name="ce45" table:number-columns-repeated="2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uclear</text:p>
            </table:table-cell>
            <table:table-cell table:style-name="ce46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46" office:value-type="string" calcext:value-type="string">
              <text:p>Wind</text:p>
            </table:table-cell>
            <table:table-cell table:style-name="ce46" office:value-type="string" calcext:value-type="string">
              <text:p>Electricity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/>
            <table:table-cell table:style-name="ce59"/>
            <table:table-cell table:style-name="ce62" table:number-columns-repeated="4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2" table:style-name="ce45" office:value-type="string" calcext:value-type="string">
              <text:p>(千度)</text:p>
            </table:table-cell>
            <table:table-cell table:number-columns-repeated="4" table:style-name="ce61" office:value-type="string" calcext:value-type="string">
              <text:p>(千度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6" table:style-name="ce47" office:value-type="string" calcext:value-type="string">
              <text:p>(MWh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6"/>
            <table:table-cell table:style-name="ce59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6381179.7" calcext:value-type="float">
            <text:p><text:s/>6,381,180 <text:s/></text:p>
          </table:table-cell>
          <table:table-cell table:style-name="ce49" office:value-type="float" office:value="2800" calcext:value-type="float">
            <text:p><text:s/>2,800 <text:s/>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style-name="ce43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32865953" calcext:value-type="float">
            <text:p><text:s/>32,865,95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32865953" calcext:value-type="float">
            <text:p><text:s/>32,865,953 <text:s/></text:p>
          </table:table-cell>
          <table:table-cell table:style-name="ce51" office:value-type="float" office:value="6381179.7" calcext:value-type="float">
            <text:p><text:s/>6,381,180 <text:s/></text:p>
          </table:table-cell>
          <table:table-cell table:style-name="ce51" office:value-type="float" office:value="2800" calcext:value-type="float">
            <text:p><text:s/>2,800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22572.11038" calcext:value-type="float">
            <text:p><text:s/>22,572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32865953" calcext:value-type="float">
            <text:p><text:s/>32,865,953 <text:s/></text:p>
          </table:table-cell>
          <table:table-cell table:style-name="ce50" office:value-type="float" office:value="8187986.7" calcext:value-type="float">
            <text:p><text:s/>8,187,987 <text:s/></text:p>
          </table:table-cell>
          <table:table-cell table:style-name="ce50" office:value-type="float" office:value="2800" calcext:value-type="float">
            <text:p><text:s/>2,80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32865953" calcext:value-type="float">
            <text:p><text:s/>32,865,953 <text:s/></text:p>
          </table:table-cell>
          <table:table-cell table:style-name="ce50" office:value-type="float" office:value="8187986.7" calcext:value-type="float">
            <text:p><text:s/>8,187,987 <text:s/></text:p>
          </table:table-cell>
          <table:table-cell table:style-name="ce50" office:value-type="float" office:value="2800" calcext:value-type="float">
            <text:p><text:s/>2,80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806807" calcext:value-type="float">
            <text:p><text:s/>1,806,80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0193523.493" calcext:value-type="float">
            <text:p><text:s/>90,193,523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806807" calcext:value-type="float">
            <text:p><text:s/>1,806,80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0193523.493" calcext:value-type="float">
            <text:p><text:s/>90,193,523 <text:s/></text:p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191154.041" calcext:value-type="float">
            <text:p><text:s/>8,191,154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0563.2" calcext:value-type="float">
            <text:p><text:s/>30,563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555.919" calcext:value-type="float">
            <text:p><text:s/>3,556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2579.913" calcext:value-type="float">
            <text:p><text:s/>12,580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107027.102" calcext:value-type="float">
            <text:p><text:s/>2,107,027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837789.907" calcext:value-type="float">
            <text:p><text:s/>3,837,790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199638" calcext:value-type="float">
            <text:p><text:s/>2,199,638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5334848.08662" calcext:value-type="float">
            <text:p><text:s/>5,334,848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76644949.255" calcext:value-type="float">
            <text:p><text:s/>76,644,949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76644949.255" calcext:value-type="float">
            <text:p><text:s/>76,644,94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4182166.489" calcext:value-type="float">
            <text:p><text:s/>44,182,16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27774.214" calcext:value-type="float">
            <text:p><text:s/>127,77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505381.271" calcext:value-type="float">
            <text:p><text:s/>2,505,38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711121.35" calcext:value-type="float">
            <text:p><text:s/>6,711,12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5633.519" calcext:value-type="float">
            <text:p><text:s/>145,63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57922.623" calcext:value-type="float">
            <text:p><text:s/>657,92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055242.003" calcext:value-type="float">
            <text:p><text:s/>3,055,24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6539.211" calcext:value-type="float">
            <text:p><text:s/>196,53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955365.183" calcext:value-type="float">
            <text:p><text:s/>7,955,36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184176.295" calcext:value-type="float">
            <text:p><text:s/>2,184,17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1309900.771" calcext:value-type="float">
            <text:p>( 1,309,901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604685.572" calcext:value-type="float">
            <text:p>( 604,686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269589.952" calcext:value-type="float">
            <text:p>( 269,590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433024.022" calcext:value-type="float">
            <text:p><text:s/>3,433,02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338164.866" calcext:value-type="float">
            <text:p><text:s/>2,338,165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23856.651" calcext:value-type="float">
            <text:p><text:s/>1,423,85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51181.558" calcext:value-type="float">
            <text:p><text:s/>551,182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2075333.715" calcext:value-type="float">
            <text:p><text:s/>2,075,33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659343.846" calcext:value-type="float">
            <text:p><text:s/>3,659,34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123767.058" calcext:value-type="float">
            <text:p><text:s/>2,123,76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535576.788" calcext:value-type="float">
            <text:p><text:s/>1,535,57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6" table:style-name="ce55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542172.031" calcext:value-type="float">
            <text:p><text:s/>5,542,17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343125.467" calcext:value-type="float">
            <text:p><text:s/>5,343,12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9046.564" calcext:value-type="float">
            <text:p><text:s/>199,04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80816.026" calcext:value-type="float">
            <text:p>( 80,816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511927.444" calcext:value-type="float">
            <text:p><text:s/>2,511,927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1051795.498" calcext:value-type="float">
            <text:p><text:s/>1,051,79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279947.381" calcext:value-type="float">
            <text:p><text:s/>3,279,94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45363.239" calcext:value-type="float">
            <text:p><text:s/>945,36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72663.911" calcext:value-type="float">
            <text:p><text:s/>772,66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48257.043" calcext:value-type="float">
            <text:p><text:s/>748,25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65344.798" calcext:value-type="float">
            <text:p><text:s/>265,345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03110.539" calcext:value-type="float">
            <text:p><text:s/>203,11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03110.539" calcext:value-type="float">
            <text:p><text:s/>203,11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610510.663" calcext:value-type="float">
            <text:p><text:s/>1,610,51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23838.244" calcext:value-type="float">
            <text:p><text:s/>223,838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1386672.419" calcext:value-type="float">
            <text:p><text:s/>1,386,67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255607.526" calcext:value-type="float">
            <text:p><text:s/>14,255,60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729537.05019658" calcext:value-type="float">
            <text:p><text:s/>1,729,53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18786.569918207" calcext:value-type="float">
            <text:p><text:s/>718,78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78608.146" calcext:value-type="float">
            <text:p><text:s/>278,60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2728.621" calcext:value-type="float">
            <text:p><text:s/>192,72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06319.407" calcext:value-type="float">
            <text:p><text:s/>406,31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90131.881271137" calcext:value-type="float">
            <text:p><text:s/>390,13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57775.901210363" calcext:value-type="float">
            <text:p><text:s/>157,77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204785.12840371" calcext:value-type="float">
            <text:p><text:s/>2,204,78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99763.805" calcext:value-type="float">
            <text:p><text:s/>1,999,764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6177171.016" calcext:value-type="float">
            <text:p><text:s/>6,177,171 <text:s/></text:p>
          </table:table-cell>
          <table:table-cell table:style-name="ce14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16393554.038" calcext:value-type="float">
            <text:p><text:s/>16,393,55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6"/>
          <table:table-cell table:style-name="ce58" table:number-columns-repeated="1015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32865953" calcext:value-type="float">
            <text:p><text:s/>32,865,953 <text:s/></text:p>
          </table:table-cell>
          <table:table-cell table:style-name="ce57" office:value-type="float" office:value="8187986.7" calcext:value-type="float">
            <text:p><text:s/>8,187,987 <text:s/></text:p>
          </table:table-cell>
          <table:table-cell table:style-name="ce57" office:value-type="float" office:value="2800" calcext:value-type="float">
            <text:p><text:s/>2,800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32865953" calcext:value-type="float">
            <text:p><text:s/>32,865,953 <text:s/></text:p>
          </table:table-cell>
          <table:table-cell table:style-name="ce57" office:value-type="float" office:value="8187986.7" calcext:value-type="float">
            <text:p><text:s/>8,187,987 <text:s/></text:p>
          </table:table-cell>
          <table:table-cell table:style-name="ce57" office:value-type="float" office:value="2800" calcext:value-type="float">
            <text:p><text:s/>2,800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63" table:number-columns-spanned="9" table:number-rows-spanned="1"/>
          <table:covered-table-cell table:number-columns-repeated="8" table:style-name="ce63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10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452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6.$A$1:.$AMJ$10" table:range-usable-as="repeat-column repeat-row"/>
        </table:named-expressions>
      </table:table>
      <table:table table:name="Page7" table:style-name="ta7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8" table:number-columns-repeated="2" table:default-cell-style-name="ce16"/>
        <table:table-column table:style-name="co19" table:default-cell-style-name="ce16"/>
        <table:table-column table:style-name="co2" table:default-cell-style-name="ce16"/>
        <table:table-column table:style-name="co20" table:default-cell-style-name="ce91"/>
        <table:table-column table:style-name="co2" table:default-cell-style-name="ce15"/>
        <table:table-column table:style-name="co21" table:default-cell-style-name="ce15"/>
        <table:table-column table:style-name="co6" table:default-cell-style-name="ce16"/>
        <table:table-column table:style-name="co2" table:default-cell-style-name="ce16"/>
        <table:table-column table:style-name="co9" table:number-columns-repeated="1012" table:default-cell-style-name="ce16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能源平衡表－OECD能源統計格式（原始單位）</text:p>
            </table:table-cell>
            <table:covered-table-cell table:number-columns-repeated="9" table:style-name="ce17"/>
            <table:table-cell table:number-columns-repeated="1014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9年(西元1990年)</text:p>
            </table:table-cell>
            <table:covered-table-cell table:number-columns-repeated="2" table:style-name="ce2"/>
            <table:table-cell table:style-name="ce43" table:number-columns-repeated="4"/>
            <table:table-cell table:style-name="ce79"/>
            <table:table-cell table:style-name="ce61"/>
            <table:table-cell table:style-name="ce97"/>
            <table:table-cell table:style-name="ce43" table:number-columns-repeated="1014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52" calcext:value-type="float">
              <text:p>52</text:p>
            </table:table-cell>
            <table:table-cell table:style-name="ce44" office:value-type="float" office:value="53" calcext:value-type="float">
              <text:p>53</text:p>
            </table:table-cell>
            <table:table-cell table:style-name="ce44" table:number-columns-repeated="2"/>
            <table:table-cell table:style-name="ce80" office:value-type="string" calcext:value-type="string" table:number-columns-spanned="3" table:number-rows-spanned="8">
              <text:p>Item</text:p>
            </table:table-cell>
            <table:covered-table-cell table:number-columns-repeated="2" table:style-name="ce92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太陽熱能</text:p>
            </table:table-cell>
            <table:table-cell table:style-name="ce45" office:value-type="string" calcext:value-type="string">
              <text:p>熱能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Solar Thermal</text:p>
            </table:table-cell>
            <table:table-cell table:style-name="ce62" office:value-type="string" calcext:value-type="string">
              <text:p>Heat</text:p>
            </table:table-cell>
            <table:table-cell table:style-name="ce62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office:value-type="string" calcext:value-type="string">
              <text:p>(公秉油當量)</text:p>
            </table:table-cell>
            <table:table-cell table:style-name="ce45" office:value-type="string" calcext:value-type="string">
              <text:p>(公噸)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MT)</text:p>
            </table:table-cell>
            <table:table-cell table:style-name="ce47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4"/>
            <table:covered-table-cell table:style-name="ce82"/>
            <table:covered-table-cell table:number-columns-repeated="2" table:style-name="ce94"/>
            <table:table-cell table:style-name="ce59" table:number-columns-repeated="1014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19624" calcext:value-type="float">
            <text:p><text:s/>19,624 <text:s/></text:p>
          </table:table-cell>
          <table:table-cell table:style-name="ce49" office:value-type="float" office:value="0" calcext:value-type="float">
            <text:p/>
          </table:table-cell>
          <table:table-cell table:style-name="ce67" table:number-columns-repeated="2"/>
          <table:table-cell table:style-name="ce83" office:value-type="float" office:value="1" calcext:value-type="float">
            <text:p>1</text:p>
          </table:table-cell>
          <table:table-cell table:style-name="ce44"/>
          <table:table-cell table:style-name="ce98" office:value-type="string" calcext:value-type="string">
            <text:p>Indigenous Production</text:p>
          </table:table-cell>
          <table:table-cell table:style-name="ce43" table:number-columns-repeated="1014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" calcext:value-type="float">
            <text:p>2</text:p>
          </table:table-cell>
          <table:table-cell table:style-name="ce47" office:value-type="string" calcext:value-type="string">
            <text:p>+</text:p>
          </table:table-cell>
          <table:table-cell table:style-name="ce99" office:value-type="string" calcext:value-type="string">
            <text:p>Impor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" calcext:value-type="float">
            <text:p>3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xpor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" calcext:value-type="float">
            <text:p>4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Marine Bunker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" calcext:value-type="float">
            <text:p>5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Civil Avia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" calcext:value-type="float">
            <text:p>6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Stock Change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19624" calcext:value-type="float">
            <text:p><text:s/>19,624 <text:s/></text:p>
          </table:table-cell>
          <table:table-cell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" calcext:value-type="float">
            <text:p>7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Primary Energy Suppl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" calcext:value-type="float">
            <text:p>8</text:p>
          </table:table-cell>
          <table:table-cell table:style-name="ce44" office:value-type="string" calcext:value-type="string">
            <text:p>-</text:p>
          </table:table-cell>
          <table:table-cell table:style-name="ce98" office:value-type="string" calcext:value-type="string">
            <text:p>Transfers(Intput)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" calcext:value-type="float">
            <text:p>9</text:p>
          </table:table-cell>
          <table:table-cell table:style-name="ce48" office:value-type="string" calcext:value-type="string">
            <text:p>-</text:p>
          </table:table-cell>
          <table:table-cell table:style-name="ce100" office:value-type="string" calcext:value-type="string">
            <text:p>Statistical Differen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0" calcext:value-type="float">
            <text:p>10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Transformation Inpu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1" calcext:value-type="float">
            <text:p>11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2" calcext:value-type="float">
            <text:p>12</text:p>
          </table:table-cell>
          <table:table-cell table:style-name="ce47"/>
          <table:table-cell table:style-name="ce99" office:value-type="string" calcext:value-type="string">
            <text:p><text:s text:c="4"/>Blast Furna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3" calcext:value-type="float">
            <text:p>13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4" calcext:value-type="float">
            <text:p>14</text:p>
          </table:table-cell>
          <table:table-cell table:style-name="ce47"/>
          <table:table-cell table:style-name="ce99" office:value-type="string" calcext:value-type="string">
            <text:p><text:s text:c="4"/>Petrochemical Industr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5" calcext:value-type="float">
            <text:p>15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6" calcext:value-type="float">
            <text:p>16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7" calcext:value-type="float">
            <text:p>17</text:p>
          </table:table-cell>
          <table:table-cell table:style-name="ce47"/>
          <table:table-cell table:style-name="ce99" office:value-type="string" calcext:value-type="string">
            <text:p><text:s text:c="4"/>Public Cogeneration Plants <text:s/>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/>
          <table:table-cell table:style-name="ce77"/>
          <table:table-cell table:style-name="ce84" office:value-type="float" office:value="18" calcext:value-type="float">
            <text:p>18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19" calcext:value-type="float">
            <text:p>19</text:p>
          </table:table-cell>
          <table:table-cell table:style-name="ce44" office:value-type="string" calcext:value-type="string">
            <text:p>+</text:p>
          </table:table-cell>
          <table:table-cell table:style-name="ce98" office:value-type="string" calcext:value-type="string">
            <text:p>Transformation Output Total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0" calcext:value-type="float">
            <text:p>20</text:p>
          </table:table-cell>
          <table:table-cell table:style-name="ce47"/>
          <table:table-cell table:style-name="ce99" office:value-type="string" calcext:value-type="string">
            <text:p>Transformation Output 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21" calcext:value-type="float">
            <text:p>21</text:p>
          </table:table-cell>
          <table:table-cell table:style-name="ce48"/>
          <table:table-cell table:style-name="ce100" office:value-type="string" calcext:value-type="string">
            <text:p>Transfers(Output)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2" calcext:value-type="float">
            <text:p>22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nergy Sector Own Use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3" calcext:value-type="float">
            <text:p>23</text:p>
          </table:table-cell>
          <table:table-cell table:style-name="ce47"/>
          <table:table-cell table:style-name="ce99" office:value-type="string" calcext:value-type="string">
            <text:p><text:s text:c="4"/>Coal Min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4" calcext:value-type="float">
            <text:p>24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5" calcext:value-type="float">
            <text:p>25</text:p>
          </table:table-cell>
          <table:table-cell table:style-name="ce47"/>
          <table:table-cell table:style-name="ce99" office:value-type="string" calcext:value-type="string">
            <text:p><text:s text:c="4"/>Blast Furnaces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6" calcext:value-type="float">
            <text:p>26</text:p>
          </table:table-cell>
          <table:table-cell table:style-name="ce47"/>
          <table:table-cell table:style-name="ce99" office:value-type="string" calcext:value-type="string">
            <text:p><text:s text:c="4"/>Oil and Gas Extrac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7" calcext:value-type="float">
            <text:p>27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8" calcext:value-type="float">
            <text:p>28</text:p>
          </table:table-cell>
          <table:table-cell table:style-name="ce47"/>
          <table:table-cell table:style-name="ce99" office:value-type="string" calcext:value-type="string">
            <text:p><text:s text:c="4"/>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9" calcext:value-type="float">
            <text:p>29</text:p>
          </table:table-cell>
          <table:table-cell table:style-name="ce47"/>
          <table:table-cell table:style-name="ce99" office:value-type="string" calcext:value-type="string">
            <text:p><text:s text:c="4"/>Electricity to Pump Up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0" calcext:value-type="float">
            <text:p>30</text:p>
          </table:table-cell>
          <table:table-cell table:style-name="ce47"/>
          <table:table-cell table:style-name="ce99" office:value-type="string" calcext:value-type="string">
            <text:p><text:s text:c="4"/>Cogeneration Plant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31" calcext:value-type="float">
            <text:p>31</text:p>
          </table:table-cell>
          <table:table-cell table:style-name="ce48"/>
          <table:table-cell table:style-name="ce100" office:value-type="string" calcext:value-type="string">
            <text:p><text:s text:c="4"/>Gas Compani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70" table:number-columns-repeated="2"/>
          <table:table-cell table:style-name="ce86" office:value-type="float" office:value="32" calcext:value-type="float">
            <text:p>32</text:p>
          </table:table-cell>
          <table:table-cell table:style-name="ce95" office:value-type="string" calcext:value-type="string">
            <text:p>-</text:p>
          </table:table-cell>
          <table:table-cell table:style-name="ce101" office:value-type="string" calcext:value-type="string">
            <text:p><text:s/>Loss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9624" calcext:value-type="float">
            <text:p><text:s/>19,624 <text:s/></text:p>
          </table:table-cell>
          <table:table-cell table:style-name="ce52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33" calcext:value-type="float">
            <text:p>33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Final Consumption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19624" calcext:value-type="float">
            <text:p><text:s/>19,624 <text:s/></text:p>
          </table:table-cell>
          <table:table-cell table:style-name="ce52" office:value-type="float" office:value="0" calcext:value-type="float">
            <text:p/>
          </table:table-cell>
          <table:table-cell table:style-name="ce70" table:number-columns-repeated="2"/>
          <table:table-cell table:style-name="ce86" office:value-type="float" office:value="34" calcext:value-type="float">
            <text:p>34</text:p>
          </table:table-cell>
          <table:table-cell table:style-name="ce95"/>
          <table:table-cell table:style-name="ce101" office:value-type="string" calcext:value-type="string">
            <text:p>Energy Consump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5" calcext:value-type="float">
            <text:p>35</text:p>
          </table:table-cell>
          <table:table-cell table:style-name="ce47"/>
          <table:table-cell table:style-name="ce99" office:value-type="string" calcext:value-type="string">
            <text:p><text:s text:c="4"/>Industrial Sector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6" calcext:value-type="float">
            <text:p>36</text:p>
          </table:table-cell>
          <table:table-cell table:style-name="ce47"/>
          <table:table-cell table:style-name="ce99" office:value-type="string" calcext:value-type="string">
            <text:p><text:s text:c="8"/>Mining and Quarrying(excluding coal,oil and ga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7" calcext:value-type="float">
            <text:p>37</text:p>
          </table:table-cell>
          <table:table-cell table:style-name="ce47"/>
          <table:table-cell table:style-name="ce99" office:value-type="string" calcext:value-type="string">
            <text:p><text:s text:c="8"/>Food, Beverage and Tobacco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8" calcext:value-type="float">
            <text:p>38</text:p>
          </table:table-cell>
          <table:table-cell table:style-name="ce47"/>
          <table:table-cell table:style-name="ce99" office:value-type="string" calcext:value-type="string">
            <text:p><text:s text:c="8"/>Textile,Wearing Apparel and Accesso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9" calcext:value-type="float">
            <text:p>39</text:p>
          </table:table-cell>
          <table:table-cell table:style-name="ce47"/>
          <table:table-cell table:style-name="ce99" office:value-type="string" calcext:value-type="string">
            <text:p><text:s text:c="8"/>Leather and Fu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0" calcext:value-type="float">
            <text:p>40</text:p>
          </table:table-cell>
          <table:table-cell table:style-name="ce47"/>
          <table:table-cell table:style-name="ce99" office:value-type="string" calcext:value-type="string">
            <text:p><text:s text:c="8"/>Wood, Bamboo and Furni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1" calcext:value-type="float">
            <text:p>41</text:p>
          </table:table-cell>
          <table:table-cell table:style-name="ce47"/>
          <table:table-cell table:style-name="ce99" office:value-type="string" calcext:value-type="string">
            <text:p><text:s text:c="8"/>Pulp, Paper and Paper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2" calcext:value-type="float">
            <text:p>42</text:p>
          </table:table-cell>
          <table:table-cell table:style-name="ce47"/>
          <table:table-cell table:style-name="ce99" office:value-type="string" calcext:value-type="string">
            <text:p><text:s text:c="8"/>Print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3" calcext:value-type="float">
            <text:p>43</text:p>
          </table:table-cell>
          <table:table-cell table:style-name="ce47"/>
          <table:table-cell table:style-name="ce99" office:value-type="string" calcext:value-type="string">
            <text:p><text:s text:c="8"/>Chemical Material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4" calcext:value-type="float">
            <text:p>44</text:p>
          </table:table-cell>
          <table:table-cell table:style-name="ce47"/>
          <table:table-cell table:style-name="ce99" office:value-type="string" calcext:value-type="string">
            <text:p><text:s text:c="12"/>Basic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5" calcext:value-type="float">
            <text:p>45</text:p>
          </table:table-cell>
          <table:table-cell table:style-name="ce47"/>
          <table:table-cell table:style-name="ce99" office:value-type="string" calcext:value-type="string">
            <text:p><text:s text:c="16"/>(Basic Industrial Chemic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6" calcext:value-type="float">
            <text:p>46</text:p>
          </table:table-cell>
          <table:table-cell table:style-name="ce47"/>
          <table:table-cell table:style-name="ce99" office:value-type="string" calcext:value-type="string">
            <text:p><text:s text:c="16"/>(Petrochemical Materi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7" calcext:value-type="float">
            <text:p>47</text:p>
          </table:table-cell>
          <table:table-cell table:style-name="ce47"/>
          <table:table-cell table:style-name="ce99" office:value-type="string" calcext:value-type="string">
            <text:p><text:s text:c="16"/>(Chemical Fertilizer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8" calcext:value-type="float">
            <text:p>48</text:p>
          </table:table-cell>
          <table:table-cell table:style-name="ce47"/>
          <table:table-cell table:style-name="ce99" office:value-type="string" calcext:value-type="string">
            <text:p><text:s text:c="12"/>Artificial Fib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9" calcext:value-type="float">
            <text:p>49</text:p>
          </table:table-cell>
          <table:table-cell table:style-name="ce47"/>
          <table:table-cell table:style-name="ce99" office:value-type="string" calcext:value-type="string">
            <text:p><text:s text:c="12"/>Resin, Plastics and Rubber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0" calcext:value-type="float">
            <text:p>50</text:p>
          </table:table-cell>
          <table:table-cell table:style-name="ce96"/>
          <table:table-cell table:style-name="ce102" office:value-type="string" calcext:value-type="string">
            <text:p><text:s text:c="12"/>Other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1" calcext:value-type="float">
            <text:p>51</text:p>
          </table:table-cell>
          <table:table-cell table:style-name="ce47"/>
          <table:table-cell table:style-name="ce99" office:value-type="string" calcext:value-type="string">
            <text:p><text:s text:c="8"/>Chemical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2" calcext:value-type="float">
            <text:p>52</text:p>
          </table:table-cell>
          <table:table-cell table:style-name="ce47"/>
          <table:table-cell table:style-name="ce99" office:value-type="string" calcext:value-type="string">
            <text:p><text:s text:c="8"/>Rubber Products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3" calcext:value-type="float">
            <text:p>53</text:p>
          </table:table-cell>
          <table:table-cell table:style-name="ce96"/>
          <table:table-cell table:style-name="ce102" office:value-type="string" calcext:value-type="string">
            <text:p><text:s text:c="8"/>Plastic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4" calcext:value-type="float">
            <text:p>54</text:p>
          </table:table-cell>
          <table:table-cell table:style-name="ce47"/>
          <table:table-cell table:style-name="ce99" office:value-type="string" calcext:value-type="string">
            <text:p><text:s text:c="8"/>Non-metallic Mineral Produc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5" calcext:value-type="float">
            <text:p>55</text:p>
          </table:table-cell>
          <table:table-cell table:style-name="ce47"/>
          <table:table-cell table:style-name="ce99" office:value-type="string" calcext:value-type="string">
            <text:p><text:s text:c="12"/>Cement and Cement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6" calcext:value-type="float">
            <text:p>56</text:p>
          </table:table-cell>
          <table:table-cell table:style-name="ce47"/>
          <table:table-cell table:style-name="ce99" office:value-type="string" calcext:value-type="string">
            <text:p><text:s text:c="12"/>Oth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57" calcext:value-type="float">
            <text:p>57</text:p>
          </table:table-cell>
          <table:table-cell table:style-name="ce47"/>
          <table:table-cell table:style-name="ce99" office:value-type="string" calcext:value-type="string">
            <text:p><text:s text:c="16"/>(Pottery, China and Earthware)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2" table:style-name="ce55" office:value-type="float" office:value="0" calcext:value-type="float">
            <text:p/>
          </table:table-cell>
          <table:table-cell table:style-name="ce73"/>
          <table:table-cell table:style-name="ce72"/>
          <table:table-cell table:style-name="ce87" office:value-type="float" office:value="58" calcext:value-type="float">
            <text:p>58</text:p>
          </table:table-cell>
          <table:table-cell table:style-name="ce96"/>
          <table:table-cell table:style-name="ce102" office:value-type="string" calcext:value-type="string">
            <text:p><text:s text:c="16"/>(Glass and Glass Produc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9" calcext:value-type="float">
            <text:p>59</text:p>
          </table:table-cell>
          <table:table-cell table:style-name="ce47"/>
          <table:table-cell table:style-name="ce99" office:value-type="string" calcext:value-type="string">
            <text:p><text:s text:c="8"/>Basic Metal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0" calcext:value-type="float">
            <text:p>60</text:p>
          </table:table-cell>
          <table:table-cell table:style-name="ce47"/>
          <table:table-cell table:style-name="ce99" office:value-type="string" calcext:value-type="string">
            <text:p><text:s text:c="12"/>Iron and Steel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1" calcext:value-type="float">
            <text:p>61</text:p>
          </table:table-cell>
          <table:table-cell table:style-name="ce47"/>
          <table:table-cell table:style-name="ce99" office:value-type="string" calcext:value-type="string">
            <text:p><text:s text:c="12"/>Other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62" calcext:value-type="float">
            <text:p>62</text:p>
          </table:table-cell>
          <table:table-cell table:style-name="ce47"/>
          <table:table-cell table:style-name="ce99" office:value-type="string" calcext:value-type="string">
            <text:p><text:s text:c="16"/>(Aluminum)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3" calcext:value-type="float">
            <text:p>63</text:p>
          </table:table-cell>
          <table:table-cell table:style-name="ce47"/>
          <table:table-cell table:style-name="ce99" office:value-type="string" calcext:value-type="string">
            <text:p><text:s text:c="8"/>Fabricated Metal Products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64" calcext:value-type="float">
            <text:p>64</text:p>
          </table:table-cell>
          <table:table-cell table:style-name="ce96"/>
          <table:table-cell table:style-name="ce102" office:value-type="string" calcext:value-type="string">
            <text:p><text:s text:c="8"/>Machinery and Equipmen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5" calcext:value-type="float">
            <text:p>65</text:p>
          </table:table-cell>
          <table:table-cell table:style-name="ce47"/>
          <table:table-cell table:style-name="ce99" office:value-type="string" calcext:value-type="string">
            <text:p><text:s text:c="8"/>Electrical and Electronic Machiner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66" calcext:value-type="float">
            <text:p>66</text:p>
          </table:table-cell>
          <table:table-cell table:style-name="ce47"/>
          <table:table-cell table:style-name="ce99" office:value-type="string" calcext:value-type="string">
            <text:p><text:s text:c="8"/>(Electronic Par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7" calcext:value-type="float">
            <text:p>67</text:p>
          </table:table-cell>
          <table:table-cell table:style-name="ce47"/>
          <table:table-cell table:style-name="ce99" office:value-type="string" calcext:value-type="string">
            <text:p><text:s text:c="8"/>Transport Equip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8" calcext:value-type="float">
            <text:p>68</text:p>
          </table:table-cell>
          <table:table-cell table:style-name="ce47"/>
          <table:table-cell table:style-name="ce99" office:value-type="string" calcext:value-type="string">
            <text:p><text:s text:c="8"/>Precision Instru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9" calcext:value-type="float">
            <text:p>69</text:p>
          </table:table-cell>
          <table:table-cell table:style-name="ce47"/>
          <table:table-cell table:style-name="ce99" office:value-type="string" calcext:value-type="string">
            <text:p><text:s text:c="8"/>Miscellaneous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0" calcext:value-type="float">
            <text:p>70</text:p>
          </table:table-cell>
          <table:table-cell table:style-name="ce47"/>
          <table:table-cell table:style-name="ce99" office:value-type="string" calcext:value-type="string">
            <text:p><text:s text:c="8"/>Water Supply and Remediation Activit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1" calcext:value-type="float">
            <text:p>71</text:p>
          </table:table-cell>
          <table:table-cell table:style-name="ce47"/>
          <table:table-cell table:style-name="ce99" office:value-type="string" calcext:value-type="string">
            <text:p><text:s text:c="8"/>Construc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2" calcext:value-type="float">
            <text:p>72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73" calcext:value-type="float">
            <text:p>73</text:p>
          </table:table-cell>
          <table:table-cell table:style-name="ce44"/>
          <table:table-cell table:style-name="ce98" office:value-type="string" calcext:value-type="string">
            <text:p><text:s text:c="4"/>Transport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4" calcext:value-type="float">
            <text:p>74</text:p>
          </table:table-cell>
          <table:table-cell table:style-name="ce47"/>
          <table:table-cell table:style-name="ce99" office:value-type="string" calcext:value-type="string">
            <text:p><text:s text:c="8"/>Domestic Ai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5" calcext:value-type="float">
            <text:p>75</text:p>
          </table:table-cell>
          <table:table-cell table:style-name="ce47"/>
          <table:table-cell table:style-name="ce99" office:value-type="string" calcext:value-type="string">
            <text:p><text:s text:c="8"/>Roa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6" calcext:value-type="float">
            <text:p>76</text:p>
          </table:table-cell>
          <table:table-cell table:style-name="ce47"/>
          <table:table-cell table:style-name="ce99" office:value-type="string" calcext:value-type="string">
            <text:p><text:s text:c="8"/>R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7" calcext:value-type="float">
            <text:p>77</text:p>
          </table:table-cell>
          <table:table-cell table:style-name="ce47"/>
          <table:table-cell table:style-name="ce99" office:value-type="string" calcext:value-type="string">
            <text:p><text:s text:c="8"/>Pipeline Transport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8" calcext:value-type="float">
            <text:p>78</text:p>
          </table:table-cell>
          <table:table-cell table:style-name="ce47"/>
          <table:table-cell table:style-name="ce99" office:value-type="string" calcext:value-type="string">
            <text:p><text:s text:c="8"/>Internal Navig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9" calcext:value-type="float">
            <text:p>79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0" calcext:value-type="float">
            <text:p>80</text:p>
          </table:table-cell>
          <table:table-cell table:style-name="ce44"/>
          <table:table-cell table:style-name="ce98" office:value-type="string" calcext:value-type="string">
            <text:p><text:s text:c="4"/>Agricultur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1" calcext:value-type="float">
            <text:p>81</text:p>
          </table:table-cell>
          <table:table-cell table:style-name="ce47"/>
          <table:table-cell table:style-name="ce99" office:value-type="string" calcext:value-type="string">
            <text:p><text:s text:c="8"/>Agriculture, Animal Husbandry and Forestry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82" calcext:value-type="float">
            <text:p>82</text:p>
          </table:table-cell>
          <table:table-cell table:style-name="ce48"/>
          <table:table-cell table:style-name="ce100" office:value-type="string" calcext:value-type="string">
            <text:p><text:s text:c="8"/>Fishing and Aquacul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588.72" calcext:value-type="float">
            <text:p><text:s/>589 <text:s/></text:p>
          </table:table-cell>
          <table:table-cell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3" calcext:value-type="float">
            <text:p>83</text:p>
          </table:table-cell>
          <table:table-cell table:style-name="ce47"/>
          <table:table-cell table:style-name="ce99" office:value-type="string" calcext:value-type="string">
            <text:p><text:s text:c="4"/>Servic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4" calcext:value-type="float">
            <text:p>84</text:p>
          </table:table-cell>
          <table:table-cell table:style-name="ce47"/>
          <table:table-cell table:style-name="ce99" office:value-type="string" calcext:value-type="string">
            <text:p><text:s text:c="8"/>Wholesale and Ret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5" calcext:value-type="float">
            <text:p>85</text:p>
          </table:table-cell>
          <table:table-cell table:style-name="ce47"/>
          <table:table-cell table:style-name="ce99" office:value-type="string" calcext:value-type="string">
            <text:p><text:s text:c="8"/>Hotels and Restaura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6" calcext:value-type="float">
            <text:p>86</text:p>
          </table:table-cell>
          <table:table-cell table:style-name="ce47"/>
          <table:table-cell table:style-name="ce99" office:value-type="string" calcext:value-type="string">
            <text:p><text:s text:c="8"/>Transport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7" calcext:value-type="float">
            <text:p>87</text:p>
          </table:table-cell>
          <table:table-cell table:style-name="ce47"/>
          <table:table-cell table:style-name="ce99" office:value-type="string" calcext:value-type="string">
            <text:p><text:s text:c="8"/>Storage and Warehous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8" calcext:value-type="float">
            <text:p>88</text:p>
          </table:table-cell>
          <table:table-cell table:style-name="ce47"/>
          <table:table-cell table:style-name="ce99" office:value-type="string" calcext:value-type="string">
            <text:p><text:s text:c="8"/>Communica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9" calcext:value-type="float">
            <text:p>89</text:p>
          </table:table-cell>
          <table:table-cell table:style-name="ce47"/>
          <table:table-cell table:style-name="ce99" office:value-type="string" calcext:value-type="string">
            <text:p><text:s text:c="8"/>Finance, Insurance and Real Estat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0" calcext:value-type="float">
            <text:p>90</text:p>
          </table:table-cell>
          <table:table-cell table:style-name="ce47"/>
          <table:table-cell table:style-name="ce99" office:value-type="string" calcext:value-type="string">
            <text:p><text:s text:c="8"/>Business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1" calcext:value-type="float">
            <text:p>91</text:p>
          </table:table-cell>
          <table:table-cell table:style-name="ce47"/>
          <table:table-cell table:style-name="ce99" office:value-type="string" calcext:value-type="string">
            <text:p><text:s text:c="8"/>Social and Personal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588.72" calcext:value-type="float">
            <text:p><text:s/>589 <text:s/></text:p>
          </table:table-cell>
          <table:table-cell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2" calcext:value-type="float">
            <text:p>92</text:p>
          </table:table-cell>
          <table:table-cell table:style-name="ce47"/>
          <table:table-cell table:style-name="ce99" office:value-type="string" calcext:value-type="string">
            <text:p><text:s text:c="8"/>Public Administr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3" calcext:value-type="float">
            <text:p>93</text:p>
          </table:table-cell>
          <table:table-cell table:style-name="ce48"/>
          <table:table-cell table:style-name="ce100" office:value-type="string" calcext:value-type="string">
            <text:p><text:s text:c="8"/>Activities Not Adequately Defined </text:p>
          </table:table-cell>
          <table:table-cell table:style-name="ce14" table:number-columns-repeated="1014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19035.28" calcext:value-type="float">
            <text:p><text:s/>19,035 <text:s/></text:p>
          </table:table-cell>
          <table:table-cell table:style-name="ce52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4" calcext:value-type="float">
            <text:p>94</text:p>
          </table:table-cell>
          <table:table-cell table:style-name="ce48"/>
          <table:table-cell table:style-name="ce100" office:value-type="string" calcext:value-type="string">
            <text:p><text:s text:c="4"/>Residential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95" calcext:value-type="float">
            <text:p>95</text:p>
          </table:table-cell>
          <table:table-cell table:style-name="ce44"/>
          <table:table-cell table:style-name="ce98" office:value-type="string" calcext:value-type="string">
            <text:p>Non-Energy Us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6" calcext:value-type="float">
            <text:p>96</text:p>
          </table:table-cell>
          <table:table-cell table:style-name="ce47"/>
          <table:table-cell table:style-name="ce99" office:value-type="string" calcext:value-type="string">
            <text:p><text:s text:c="4"/>in Industry/Transf./Energ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97" calcext:value-type="float">
            <text:p>97</text:p>
          </table:table-cell>
          <table:table-cell table:style-name="ce47"/>
          <table:table-cell table:style-name="ce99" office:value-type="string" calcext:value-type="string">
            <text:p><text:s text:c="8"/>(Feedstock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8" calcext:value-type="float">
            <text:p>98</text:p>
          </table:table-cell>
          <table:table-cell table:style-name="ce47"/>
          <table:table-cell table:style-name="ce99" office:value-type="string" calcext:value-type="string">
            <text:p><text:s text:c="4"/>in Transport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9" calcext:value-type="float">
            <text:p>99</text:p>
          </table:table-cell>
          <table:table-cell table:style-name="ce48"/>
          <table:table-cell table:style-name="ce100" office:value-type="string" calcext:value-type="string">
            <text:p><text:s text:c="4"/>in Other Sectors</text:p>
          </table:table-cell>
          <table:table-cell table:style-name="ce14" table:number-columns-repeated="1014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2"/>
          <table:table-cell table:style-name="ce74"/>
          <table:table-cell table:style-name="ce56" office:value-type="float" office:value="0" calcext:value-type="float">
            <text:p><text:s/></text:p>
          </table:table-cell>
          <table:table-cell table:style-name="ce88" office:value-type="float" office:value="0" calcext:value-type="float">
            <text:p><text:s/></text:p>
          </table:table-cell>
          <table:table-cell table:style-name="ce56" office:value-type="float" office:value="0" calcext:value-type="float">
            <text:p><text:s/></text:p>
          </table:table-cell>
          <table:table-cell table:style-name="ce103" office:value-type="string" calcext:value-type="string">
            <text:p>Electricity and Heat Output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1" calcext:value-type="float">
            <text:p>1</text:p>
          </table:table-cell>
          <table:table-cell table:style-name="ce47" office:value-type="string" calcext:value-type="string">
            <text:p><text:s/></text:p>
          </table:table-cell>
          <table:table-cell table:style-name="ce99" office:value-type="string" calcext:value-type="string">
            <text:p>Electricity Generated (MWh)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2" calcext:value-type="float">
            <text:p>2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3" calcext:value-type="float">
            <text:p>3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number-columns-repeated="2"/>
          <table:table-cell table:style-name="ce89" office:value-type="float" office:value="4" calcext:value-type="float">
            <text:p>4</text:p>
          </table:table-cell>
          <table:table-cell/>
          <table:table-cell table:style-name="ce99" office:value-type="string" calcext:value-type="string">
            <text:p><text:s text:c="4"/>Public Cogeneration Plants <text:s/></text:p>
          </table:table-cell>
          <table:table-cell table:number-columns-repeated="1014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5" calcext:value-type="float">
            <text:p>5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6" calcext:value-type="float">
            <text:p>6</text:p>
          </table:table-cell>
          <table:table-cell table:style-name="ce47"/>
          <table:table-cell table:style-name="ce99" office:value-type="string" calcext:value-type="string">
            <text:p>Heat Generated (MT)</text:p>
          </table:table-cell>
          <table:table-cell table:style-name="ce58" table:number-columns-repeated="1014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76"/>
          <table:table-cell table:style-name="ce69"/>
          <table:table-cell table:style-name="ce85" office:value-type="float" office:value="7" calcext:value-type="float">
            <text:p>7</text:p>
          </table:table-cell>
          <table:table-cell table:style-name="ce48"/>
          <table:table-cell table:style-name="ce100" office:value-type="string" calcext:value-type="string">
            <text:p><text:s text:c="4"/>Cogeneration Plants</text:p>
          </table:table-cell>
          <table:table-cell table:style-name="ce58" table:number-columns-repeated="1014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4"/>
          <table:table-cell table:style-name="ce78"/>
          <table:table-cell table:style-name="ce14" table:number-columns-repeated="2"/>
          <table:table-cell table:style-name="ce43" table:number-columns-repeated="1015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5"/>
          <table:table-cell table:style-name="ce90"/>
          <table:table-cell table:number-columns-repeated="2"/>
          <table:table-cell table:style-name="ce15" table:number-columns-repeated="1014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7.$A$1:.$AMJ$10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49</meta:creation-date>
    <meta:initial-creator>國際合作與能源統計科</meta:initial-creator>
    <dc:description>能源平衡表OECD能源統計格式(原始單位)</dc:description>
    <meta:keyword>台灣能源平衡表</meta:keyword>
    <dc:creator>kenice</dc:creator>
    <meta:print-date>2018-05-14T02:59:08</meta:print-date>
    <dc:date>2020-03-02T03:50:07</dc:date>
    <dc:subject>能源平衡表OECD能源統計格式(原始單位)</dc:subject>
    <dc:title>能源平衡表OECD能源統計格式(原始單位)</dc:title>
    <meta:generator>LibreOffice/5.4.1.2$Windows_x86 LibreOffice_project/ea7cb86e6eeb2bf3a5af73a8f7777ac570321527</meta:generator>
    <meta:document-statistic meta:table-count="7" meta:cell-count="7766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